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margin-bottom="0in" fo:line-height="100%"/>
    </style:style>
    <style:style style:name="T2" style:parent-style-name="Основнойшрифтабзаца" style:family="text"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widows="0" fo:orphans="0" fo:text-align="center" fo:margin-bottom="0in" fo:line-height="100%"/>
    </style:style>
    <style:style style:name="T5" style:parent-style-name="Основнойшрифтабзаца" style:family="text"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T6" style:parent-style-name="Основнойшрифтабзаца" style:family="text">
      <style:text-properties style:font-name="Liberation Serif" style:font-name-complex="Liberation Serif" fo:font-weight="bold" style:font-weight-asian="bold" style:font-weight-complex="bold" style:text-position="sub 64.2%" fo:font-size="14pt" style:font-size-asian="14pt" style:font-size-complex="14pt"/>
    </style:style>
    <style:style style:name="P7" style:parent-style-name="Standard" style:family="paragraph">
      <style:paragraph-properties fo:widows="0" fo:orphans="0" fo:text-align="center" fo:margin-bottom="0in" fo:line-height="100%"/>
    </style:style>
    <style:style style:name="T8" style:parent-style-name="Основнойшрифтабзаца" style:family="text">
      <style:text-properties style:font-name="Liberation Serif" style:font-name-complex="Liberation Serif" style:font-weight-complex="bold" style:text-position="sub 64.2%" fo:font-size="14pt" style:font-size-asian="14pt" style:font-size-complex="14pt"/>
    </style:style>
    <style:style style:name="P9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/>
    </style:style>
    <style:style style:name="P10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TableColumn12" style:family="table-column">
      <style:table-column-properties style:column-width="3.1104in" style:use-optimal-column-width="false"/>
    </style:style>
    <style:style style:name="TableColumn13" style:family="table-column">
      <style:table-column-properties style:column-width="3.3861in" style:use-optimal-column-width="false"/>
    </style:style>
    <style:style style:name="Table11" style:family="table">
      <style:table-properties style:width="6.496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justify" fo:margin-bottom="0in" fo:line-height="100%"/>
    </style:style>
    <style:style style:name="T17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0" fo:orphans="0" fo:margin-bottom="0in" fo:line-height="100%"/>
    </style:style>
    <style:style style:name="T20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21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22" style:parent-style-name="Standard" style:family="paragraph">
      <style:paragraph-properties fo:widows="0" fo:orphans="0" fo:text-align="center" fo:margin-bottom="0in" fo:line-height="100%"/>
    </style:style>
    <style:style style:name="T23" style:parent-style-name="Основнойшрифтабзаца" style:family="text"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T24" style:parent-style-name="Основнойшрифтабзаца" style:family="text">
      <style:text-properties style:font-name="Liberation Serif" style:font-name-complex="Liberation Serif" style:font-weight-complex="bold" style:text-position="sub 64.2%" fo:font-size="14pt" style:font-size-asian="14pt" style:font-size-complex="14pt"/>
    </style:style>
    <style:style style:name="P25" style:parent-style-name="Standard" style:family="paragraph">
      <style:paragraph-properties fo:widows="0" fo:orphans="0" fo:text-align="justify" fo:margin-bottom="0in" fo:line-height="100%">
        <style:tab-stops>
          <style:tab-stop style:type="left" style:position="5.468in"/>
        </style:tab-stops>
      </style:paragraph-properties>
      <style:text-properties style:font-name="Liberation Serif" style:font-name-complex="Liberation Serif" fo:font-weight="bold" style:font-weight-asian="bold" style:font-weight-complex="bold" fo:font-size="14pt" style:font-size-asian="14pt" style:font-size-complex="14pt"/>
    </style:style>
    <style:style style:name="P26" style:parent-style-name="ConsPlusNonformat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27" style:parent-style-name="ConsPlusNonformat" style:family="paragraph">
      <style:paragraph-properties fo:text-align="justify" fo:text-indent="0.4923in"/>
    </style:style>
    <style:style style:name="T2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1" style:parent-style-name="ConsPlusNonformat" style:family="paragraph">
      <style:paragraph-properties fo:text-align="justify"/>
    </style:style>
    <style:style style:name="T3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3" style:parent-style-name="ConsPlusNonformat" style:family="paragraph">
      <style:paragraph-properties fo:text-align="center"/>
      <style:text-properties style:font-name="Liberation Serif" style:font-name-complex="Liberation Serif"/>
    </style:style>
    <style:style style:name="P34" style:parent-style-name="ConsPlusNonformat" style:family="paragraph">
      <style:paragraph-properties fo:text-align="justify"/>
    </style:style>
    <style:style style:name="T3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6" style:parent-style-name="ConsPlusNonformat" style:family="paragraph">
      <style:paragraph-properties fo:keep-with-next="always" fo:keep-together="always" fo:widows="2" fo:orphans="2" fo:text-align="justify"/>
    </style:style>
    <style:style style:name="T3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8" style:parent-style-name="ConsPlusNonformat" style:family="paragraph">
      <style:paragraph-properties fo:keep-with-next="always" fo:keep-together="always" fo:widows="2" fo:orphans="2" fo:text-align="center"/>
      <style:text-properties style:font-name="Liberation Serif" style:font-name-complex="Liberation Serif"/>
    </style:style>
    <style:style style:name="P39" style:parent-style-name="ConsPlusNonformat" style:family="paragraph">
      <style:paragraph-properties fo:keep-with-next="always" fo:keep-together="always" fo:widows="2" fo:orphans="2" fo:text-align="justify"/>
    </style:style>
    <style:style style:name="T40" style:parent-style-name="Основнойшрифтабзаца" style:family="text">
      <style:text-properties style:font-name="Liberation Serif" style:font-name-complex="Liberation Serif" style:font-weight-complex="bold" fo:color="#000000" fo:font-size="14pt" style:font-size-asian="14pt" style:font-size-complex="14pt"/>
    </style:style>
    <style:style style:name="T41" style:parent-style-name="Основнойшрифтабзаца" style:family="text">
      <style:text-properties style:font-name="Liberation Serif" style:font-name-complex="Liberation Serif" fo:color="#000000" fo:font-size="14pt" style:font-size-asian="14pt" style:font-size-complex="14pt"/>
    </style:style>
    <style:style style:name="P42" style:parent-style-name="ConsPlusNonformat" style:family="paragraph">
      <style:paragraph-properties fo:keep-with-next="always" fo:keep-together="always" fo:widows="2" fo:orphans="2" fo:text-align="center"/>
    </style:style>
    <style:style style:name="T43" style:parent-style-name="Основнойшрифтабзаца" style:family="text">
      <style:text-properties style:font-name="Liberation Serif" style:font-name-complex="Liberation Serif" fo:color="#000000"/>
    </style:style>
    <style:style style:name="P44" style:parent-style-name="ConsPlusNonformat" style:family="paragraph">
      <style:paragraph-properties fo:keep-with-next="always" fo:keep-together="always" fo:widows="2" fo:orphans="2" fo:text-align="justify"/>
    </style:style>
    <style:style style:name="T45" style:parent-style-name="Основнойшрифтабзаца" style:family="text">
      <style:text-properties style:font-name="Liberation Serif" style:font-name-complex="Liberation Serif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Liberation Serif" style:font-name-complex="Liberation Serif" fo:color="#000000" fo:font-size="14pt" style:font-size-asian="14pt" style:font-size-complex="14pt"/>
    </style:style>
    <style:style style:name="P47" style:parent-style-name="ConsPlusNonformat" style:family="paragraph">
      <style:paragraph-properties fo:keep-with-next="always" fo:keep-together="always" fo:widows="2" fo:orphans="2" fo:text-align="center"/>
      <style:text-properties style:font-name="Liberation Serif" style:font-name-complex="Liberation Serif"/>
    </style:style>
    <style:style style:name="P48" style:parent-style-name="ConsPlusNonformat" style:family="paragraph">
      <style:paragraph-properties fo:text-align="justify"/>
    </style:style>
    <style:style style:name="T4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50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4pt" style:font-size-asian="14pt" style:font-size-complex="14pt"/>
    </style:style>
    <style:style style:name="P51" style:parent-style-name="Standard" style:family="paragraph">
      <style:paragraph-properties fo:widows="0" fo:orphans="0" fo:text-align="center" fo:margin-bottom="0in" fo:line-height="100%"/>
    </style:style>
    <style:style style:name="T52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4pt" style:font-size-asian="14pt" style:font-size-complex="14pt"/>
    </style:style>
    <style:style style:name="P54" style:parent-style-name="ConsPlusNonformat" style:family="paragraph">
      <style:paragraph-properties fo:text-align="justify" fo:text-indent="0.4923in"/>
    </style:style>
    <style:style style:name="T5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5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5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5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59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6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61" style:parent-style-name="ConsPlusNonformat" style:family="paragraph">
      <style:paragraph-properties fo:text-align="justify" fo:text-indent="0.4923in"/>
    </style:style>
    <style:style style:name="T6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6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6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6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66" style:parent-style-name="ConsPlusNonformat" style:family="paragraph">
      <style:paragraph-properties fo:text-align="justify" fo:text-indent="0.4923in"/>
    </style:style>
    <style:style style:name="T6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6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69" style:parent-style-name="ConsPlusNonformat" style:family="paragraph">
      <style:paragraph-properties fo:text-align="justify" fo:text-indent="0.4923in"/>
      <style:text-properties style:font-name="Liberation Serif" style:font-name-complex="Liberation Serif" fo:font-size="14pt" style:font-size-asian="14pt" style:font-size-complex="14pt"/>
    </style:style>
    <style:style style:name="P70" style:parent-style-name="ConsPlusNonformat" style:family="paragraph">
      <style:paragraph-properties fo:text-align="justify" fo:text-indent="0.4923in"/>
    </style:style>
    <style:style style:name="T7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7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73" style:parent-style-name="ConsPlusNonformat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74" style:parent-style-name="ConsPlusNormal" style:family="paragraph">
      <style:paragraph-properties fo:text-align="center"/>
    </style:style>
    <style:style style:name="T75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76" style:parent-style-name="ConsPlusNormal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77" style:parent-style-name="ConsPlusNonformat" style:family="paragraph">
      <style:paragraph-properties fo:text-align="justify" fo:text-indent="0.4923in"/>
    </style:style>
    <style:style style:name="T7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7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80" style:parent-style-name="ConsPlusNonformat" style:family="paragraph">
      <style:paragraph-properties fo:text-align="justify" fo:text-indent="0.4923in"/>
    </style:style>
    <style:style style:name="T8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82" style:parent-style-name="Основнойшрифтабзаца" style:family="text">
      <style:text-properties style:font-name="Liberation Serif" style:font-name-complex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83" style:parent-style-name="ConsPlusNonformat" style:family="paragraph">
      <style:paragraph-properties fo:text-align="justify" fo:text-indent="0.4923in"/>
    </style:style>
    <style:style style:name="T8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8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86" style:parent-style-name="ConsPlusNonformat" style:family="paragraph">
      <style:paragraph-properties fo:text-align="justify"/>
    </style:style>
    <style:style style:name="T8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8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89" style:parent-style-name="ConsPlusNonformat" style:family="paragraph">
      <style:paragraph-properties fo:text-indent="0.4923in"/>
    </style:style>
    <style:style style:name="T9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91" style:parent-style-name="ConsPlusNonformat" style:family="paragraph">
      <style:paragraph-properties fo:text-align="center" fo:text-indent="0.4923in"/>
      <style:text-properties style:font-name="Liberation Serif" style:font-name-complex="Liberation Serif"/>
    </style:style>
    <style:style style:name="P92" style:parent-style-name="ConsPlusNonformat" style:family="paragraph">
      <style:paragraph-properties fo:text-align="justify" fo:text-indent="0.4923in"/>
    </style:style>
    <style:style style:name="T9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9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95" style:parent-style-name="ConsPlusNonformat" style:family="paragraph">
      <style:paragraph-properties fo:text-align="justify"/>
    </style:style>
    <style:style style:name="T9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97" style:parent-style-name="ConsPlusNonformat" style:family="paragraph">
      <style:paragraph-properties fo:text-align="center" fo:text-indent="0.4923in"/>
      <style:text-properties style:font-name="Liberation Serif" style:font-name-complex="Liberation Serif"/>
    </style:style>
    <style:style style:name="P98" style:parent-style-name="ConsPlusNonformat" style:family="paragraph">
      <style:paragraph-properties fo:text-align="justify"/>
    </style:style>
    <style:style style:name="T9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0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01" style:parent-style-name="ConsPlusNormal" style:family="paragraph">
      <style:paragraph-properties fo:text-align="center"/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02" style:parent-style-name="ConsPlusNormal" style:family="paragraph">
      <style:paragraph-properties fo:text-align="center"/>
    </style:style>
    <style:style style:name="T103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04" style:parent-style-name="ConsPlusNormal" style:family="paragraph">
      <style:paragraph-properties fo:text-align="center"/>
    </style:style>
    <style:style style:name="T105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06" style:parent-style-name="ConsPlusNormal" style:family="paragraph">
      <style:paragraph-properties fo:text-align="center"/>
    </style:style>
    <style:style style:name="T107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08" style:parent-style-name="ConsPlusNormal" style:family="paragraph">
      <style:paragraph-properties fo:text-align="center"/>
    </style:style>
    <style:style style:name="T109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T110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11" style:parent-style-name="ConsPlusNormal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112" style:parent-style-name="ConsPlusNonformat" style:family="paragraph">
      <style:paragraph-properties fo:text-align="justify" fo:text-indent="0.4923in"/>
    </style:style>
    <style:style style:name="T11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1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1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1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17" style:parent-style-name="ConsPlusNonformat" style:family="paragraph">
      <style:paragraph-properties fo:text-align="justify" fo:text-indent="0.4923in"/>
    </style:style>
    <style:style style:name="T11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19" style:parent-style-name="Основнойшрифтабзаца" style:family="text">
      <style:text-properties style:font-name="Liberation Serif" style:font-name-complex="Liberation Serif" fo:font-style="italic" style:font-style-asian="italic" fo:font-size="14pt" style:font-size-asian="14pt" style:font-size-complex="14pt"/>
    </style:style>
    <style:style style:name="P120" style:parent-style-name="ConsPlusNonformat" style:family="paragraph">
      <style:paragraph-properties fo:text-align="justify" fo:text-indent="0.4923in"/>
    </style:style>
    <style:style style:name="T12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2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23" style:parent-style-name="ConsPlusNonformat" style:family="paragraph">
      <style:paragraph-properties fo:text-align="justify" fo:text-indent="0.4923in"/>
    </style:style>
    <style:style style:name="T12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25" style:parent-style-name="Основнойшрифтабзаца" style:family="text">
      <style:text-properties style:font-name="Liberation Serif" style:font-name-complex="Liberation Serif" fo:font-style="italic" style:font-style-asian="italic" fo:font-size="14pt" style:font-size-asian="14pt" style:font-size-complex="14pt"/>
    </style:style>
    <style:style style:name="T12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27" style:parent-style-name="ConsPlusNonformat" style:family="paragraph">
      <style:paragraph-properties fo:text-align="justify" fo:text-indent="0.4923in"/>
    </style:style>
    <style:style style:name="T12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2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30" style:parent-style-name="ConsPlusNonformat" style:family="paragraph">
      <style:paragraph-properties fo:text-align="justify" fo:text-indent="0.4923in"/>
    </style:style>
    <style:style style:name="T13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32" style:parent-style-name="Основнойшрифтабзаца" style:family="text">
      <style:text-properties style:font-name="Liberation Serif" style:font-name-complex="Liberation Serif" fo:font-style="italic" style:font-style-asian="italic" fo:font-size="14pt" style:font-size-asian="14pt" style:font-size-complex="14pt"/>
    </style:style>
    <style:style style:name="T13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34" style:parent-style-name="ConsPlusNonformat" style:family="paragraph">
      <style:paragraph-properties fo:text-align="justify" fo:text-indent="0.4923in"/>
    </style:style>
    <style:style style:name="T13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36" style:parent-style-name="ConsPlusNonformat" style:family="paragraph">
      <style:paragraph-properties fo:text-align="justify" fo:text-indent="0.4923in"/>
    </style:style>
    <style:style style:name="T13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3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39" style:parent-style-name="ConsPlusNonformat" style:family="paragraph">
      <style:paragraph-properties fo:text-align="center" fo:text-indent="0.4923in"/>
      <style:text-properties style:font-name="Liberation Serif" style:font-name-complex="Liberation Serif"/>
    </style:style>
    <style:style style:name="P140" style:parent-style-name="ConsPlusNonformat" style:family="paragraph">
      <style:paragraph-properties fo:text-align="justify" fo:text-indent="0.4923in"/>
    </style:style>
    <style:style style:name="T14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42" style:parent-style-name="ConsPlusNonformat" style:family="paragraph">
      <style:paragraph-properties fo:text-align="center" fo:text-indent="0.4923in"/>
      <style:text-properties style:font-name="Liberation Serif" style:font-name-complex="Liberation Serif"/>
    </style:style>
    <style:style style:name="P143" style:parent-style-name="ConsPlusNonformat" style:family="paragraph">
      <style:paragraph-properties fo:text-indent="0.4923in"/>
    </style:style>
    <style:style style:name="T14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45" style:parent-style-name="ConsPlusNonformat" style:family="paragraph">
      <style:paragraph-properties fo:text-align="justify" fo:text-indent="0.4923in"/>
    </style:style>
    <style:style style:name="T14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4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48" style:parent-style-name="ConsPlusNonformat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149" style:parent-style-name="Обычный" style:family="paragraph">
      <style:paragraph-properties fo:text-align="justify" fo:text-indent="0.4923in"/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P150" style:parent-style-name="Обычный" style:family="paragraph">
      <style:paragraph-properties fo:text-align="justify"/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P151" style:parent-style-name="Обычный" style:family="paragraph">
      <style:paragraph-properties fo:text-align="justify" fo:text-indent="0.4923in"/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P152" style:parent-style-name="Обычный" style:family="paragraph">
      <style:paragraph-properties fo:text-align="justify" fo:text-indent="0.4923in"/>
    </style:style>
    <style:style style:name="T153" style:parent-style-name="Основнойшрифтабзаца" style:family="text"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T154" style:parent-style-name="Основнойшрифтабзаца" style:family="text">
      <style:text-properties style:font-name="Liberation Serif" style:font-name-asian="F" style:font-name-complex="Liberation Serif" fo:font-style="italic" style:font-style-asian="italic" fo:font-size="14pt" style:font-size-asian="14pt" style:font-size-complex="14pt" style:language-asian="ru" style:country-asian="RU"/>
    </style:style>
    <style:style style:name="T155" style:parent-style-name="Основнойшрифтабзаца" style:family="text"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T156" style:parent-style-name="Основнойшрифтабзаца" style:family="text"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P157" style:parent-style-name="ConsPlusNormal" style:family="paragraph">
      <style:paragraph-properties fo:text-align="justify" fo:text-indent="0.4923in"/>
    </style:style>
    <style:style style:name="T15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5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60" style:parent-style-name="Основнойшрифтабзаца" style:family="text">
      <style:text-properties style:font-name="Liberation Serif" style:font-name-complex="Liberation Serif" fo:font-style="italic" style:font-style-asian="italic" fo:font-size="14pt" style:font-size-asian="14pt" style:font-size-complex="14pt"/>
    </style:style>
    <style:style style:name="T16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6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63" style:parent-style-name="Обычный" style:family="paragraph">
      <style:text-properties style:font-name="Liberation Serif" style:font-name-complex="Liberation Serif" fo:font-weight="bold" style:font-weight-asian="bold" fo:font-size="14pt" style:font-size-asian="14pt" style:font-size-complex="14pt" fo:hyphenate="true"/>
    </style:style>
    <style:style style:name="P164" style:parent-style-name="Standard" style:family="paragraph">
      <style:paragraph-properties fo:widows="0" fo:orphans="0" fo:break-before="page" fo:text-align="center" fo:margin-bottom="0in" fo:line-height="100%"/>
    </style:style>
    <style:style style:name="T165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T166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167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4pt" style:font-size-asian="14pt" style:font-size-complex="14pt"/>
    </style:style>
    <style:style style:name="P168" style:parent-style-name="Standard" style:family="paragraph">
      <style:paragraph-properties fo:widows="0" fo:orphans="0" fo:text-align="justify" fo:margin-bottom="0in" fo:line-height="100%" fo:text-indent="0.4923in"/>
    </style:style>
    <style:style style:name="T16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70" style:parent-style-name="Standard" style:family="paragraph">
      <style:paragraph-properties fo:widows="0" fo:orphans="0" fo:text-align="justify" fo:margin-bottom="0in" fo:line-height="100%" fo:text-indent="0.4923in"/>
    </style:style>
    <style:style style:name="T17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72" style:parent-style-name="ConsPlusNonformat" style:list-style-name="WWNum2" style:family="paragraph">
      <style:paragraph-properties fo:text-align="justify" fo:margin-left="0in" fo:text-indent="0.4923in">
        <style:tab-stops/>
      </style:paragraph-properties>
      <style:text-properties style:font-name="Liberation Serif" style:font-name-asian="Calibri" style:font-name-complex="Liberation Serif" fo:font-size="14pt" style:font-size-asian="14pt" style:font-size-complex="14pt" style:language-asian="en" style:country-asian="US"/>
    </style:style>
    <style:style style:name="P173" style:parent-style-name="ConsPlusNonformat" style:list-style-name="WWNum2" style:family="paragraph">
      <style:paragraph-properties fo:text-align="justify" fo:margin-left="0in" fo:text-indent="0.4923in">
        <style:tab-stops/>
      </style:paragraph-properties>
      <style:text-properties style:font-name="Liberation Serif" style:font-name-complex="Liberation Serif" fo:font-size="14pt" style:font-size-asian="14pt" style:font-size-complex="14pt"/>
    </style:style>
    <style:style style:name="P174" style:parent-style-name="ConsPlusNonformat" style:list-style-name="WWNum2" style:family="paragraph">
      <style:paragraph-properties fo:text-align="justify" fo:margin-left="0in" fo:text-indent="0.4923in">
        <style:tab-stops/>
      </style:paragraph-properties>
      <style:text-properties style:font-name="Liberation Serif" style:font-name-complex="Liberation Serif" fo:font-size="14pt" style:font-size-asian="14pt" style:font-size-complex="14pt"/>
    </style:style>
    <style:style style:name="P175" style:parent-style-name="Абзацсписка" style:family="paragraph">
      <style:paragraph-properties fo:widows="0" fo:orphans="0" fo:text-align="justify" fo:margin-bottom="0in" fo:line-height="100%" fo:margin-left="0.4479in">
        <style:tab-stops/>
      </style:paragraph-properties>
    </style:style>
    <style:style style:name="T17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77" style:parent-style-name="Абзацсписка" style:family="paragraph">
      <style:paragraph-properties fo:widows="0" fo:orphans="0" fo:text-align="justify" fo:margin-bottom="0in" fo:line-height="100%" fo:margin-left="0in" fo:text-indent="0.4923in">
        <style:tab-stops/>
      </style:paragraph-properties>
    </style:style>
    <style:style style:name="T17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7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80" style:parent-style-name="Абзацсписка" style:family="paragraph">
      <style:paragraph-properties fo:widows="0" fo:orphans="0" fo:text-align="justify" fo:margin-bottom="0in" fo:line-height="100%" fo:margin-left="0in" fo:text-indent="0.4923in">
        <style:tab-stops/>
      </style:paragraph-properties>
    </style:style>
    <style:style style:name="T18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82" style:parent-style-name="Абзацсписка" style:family="paragraph">
      <style:paragraph-properties fo:widows="0" fo:orphans="0" fo:text-align="justify" fo:margin-bottom="0in" fo:line-height="100%" fo:margin-left="0in" fo:text-indent="0.4923in">
        <style:tab-stops/>
      </style:paragraph-properties>
    </style:style>
    <style:style style:name="T18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8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85" style:parent-style-name="Абзацсписка" style:family="paragraph">
      <style:paragraph-properties fo:keep-with-next="always" fo:keep-together="always" fo:text-align="justify" fo:margin-bottom="0in" fo:line-height="100%" fo:margin-left="0in" fo:text-indent="0.4923in">
        <style:tab-stops/>
      </style:paragraph-properties>
    </style:style>
    <style:style style:name="T18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8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88" style:parent-style-name="Абзацсписка" style:family="paragraph">
      <style:paragraph-properties fo:keep-with-next="always" fo:keep-together="always" fo:text-align="justify" fo:margin-bottom="0in" fo:line-height="100%" fo:margin-left="0in" fo:text-indent="0.4923in">
        <style:tab-stops/>
      </style:paragraph-properties>
    </style:style>
    <style:style style:name="T18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90" style:parent-style-name="Standard" style:family="paragraph">
      <style:paragraph-properties fo:widows="0" fo:orphans="0" fo:text-align="justify" fo:margin-bottom="0in" fo:line-height="100%" fo:text-indent="0.4923in"/>
    </style:style>
    <style:style style:name="T19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9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93" style:parent-style-name="ConsPlusNonformat" style:family="paragraph">
      <style:paragraph-properties fo:text-align="justify" fo:text-indent="0.4923in"/>
    </style:style>
    <style:style style:name="T19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95" style:parent-style-name="ConsPlusNonformat" style:family="paragraph">
      <style:paragraph-properties fo:text-align="justify" fo:text-indent="0.4923in"/>
    </style:style>
    <style:style style:name="T19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9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198" style:parent-style-name="ConsPlusNonformat" style:family="paragraph">
      <style:paragraph-properties fo:text-align="justify" fo:text-indent="0.4923in"/>
    </style:style>
    <style:style style:name="T19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0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0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04" style:parent-style-name="ConsPlusNonformat" style:family="paragraph">
      <style:paragraph-properties fo:text-align="justify" fo:text-indent="0.4923in"/>
    </style:style>
    <style:style style:name="T20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6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0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09" style:parent-style-name="ConsPlusNonformat" style:family="paragraph">
      <style:paragraph-properties fo:text-align="justify" fo:text-indent="0.4923in"/>
    </style:style>
    <style:style style:name="T21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1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12" style:parent-style-name="ConsPlusNonformat" style:family="paragraph">
      <style:paragraph-properties fo:text-align="justify" fo:text-indent="0.4923in"/>
    </style:style>
    <style:style style:name="T21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14" style:parent-style-name="Standard" style:family="paragraph">
      <style:paragraph-properties fo:widows="0" fo:orphans="0" fo:text-align="justify" fo:margin-bottom="0in" fo:line-height="100%" fo:text-indent="0.4923in"/>
    </style:style>
    <style:style style:name="T21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1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17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1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19" style:parent-style-name="Standard" style:family="paragraph">
      <style:paragraph-properties fo:widows="0" fo:orphans="0" fo:text-align="justify" fo:margin-bottom="0in" fo:line-height="100%" fo:text-indent="0.4923in"/>
    </style:style>
    <style:style style:name="T22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2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22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2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24" style:parent-style-name="Standard" style:family="paragraph">
      <style:paragraph-properties fo:widows="0" fo:orphans="0" fo:text-align="justify" fo:margin-bottom="0in" fo:line-height="100%" fo:text-indent="0.4923in"/>
    </style:style>
    <style:style style:name="T22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26" style:parent-style-name="Standard" style:family="paragraph">
      <style:paragraph-properties fo:widows="0" fo:orphans="0" fo:text-align="center" fo:margin-bottom="0in" fo:line-height="100%" fo:text-indent="0.4923in"/>
    </style:style>
    <style:style style:name="T227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P228" style:parent-style-name="Standard" style:family="paragraph">
      <style:paragraph-properties fo:widows="0" fo:orphans="0" fo:text-align="justify" fo:margin-bottom="0in" fo:line-height="100%" fo:text-indent="0.4923in"/>
    </style:style>
    <style:style style:name="T22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30" style:parent-style-name="Standard" style:family="paragraph">
      <style:paragraph-properties fo:keep-with-next="always" fo:keep-together="always" fo:text-align="justify" fo:margin-bottom="0in" fo:line-height="100%" fo:text-indent="0.4923in"/>
    </style:style>
    <style:style style:name="T23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3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33" style:parent-style-name="ConsPlusNonformat" style:family="paragraph">
      <style:paragraph-properties fo:text-align="center"/>
    </style:style>
    <style:style style:name="T234" style:parent-style-name="Основнойшрифтабзаца" style:family="text">
      <style:text-properties style:font-name="Liberation Serif" style:font-name-complex="Liberation Serif"/>
    </style:style>
    <style:style style:name="T235" style:parent-style-name="Основнойшрифтабзаца" style:family="text">
      <style:text-properties style:font-name="Liberation Serif" style:font-name-complex="Liberation Serif"/>
    </style:style>
    <style:style style:name="T23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37" style:parent-style-name="ConsPlusNonformat" style:family="paragraph">
      <style:paragraph-properties fo:text-align="center"/>
      <style:text-properties style:font-name="Liberation Serif" style:font-name-complex="Liberation Serif"/>
    </style:style>
    <style:style style:name="P238" style:parent-style-name="ConsPlusNonformat" style:family="paragraph">
      <style:paragraph-properties fo:text-align="center"/>
    </style:style>
    <style:style style:name="T239" style:parent-style-name="Основнойшрифтабзаца" style:family="text">
      <style:text-properties style:font-name="Liberation Serif" style:font-name-complex="Liberation Serif"/>
    </style:style>
    <style:style style:name="T24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4" style:parent-style-name="Основнойшрифтабзаца" style:family="text">
      <style:text-properties style:font-name="Liberation Serif" style:font-name-complex="Liberation Serif"/>
    </style:style>
    <style:style style:name="T24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46" style:parent-style-name="ConsPlusNonformat" style:family="paragraph">
      <style:paragraph-properties fo:text-align="center"/>
      <style:text-properties style:font-name="Liberation Serif" style:font-name-complex="Liberation Serif"/>
    </style:style>
    <style:style style:name="P247" style:parent-style-name="ConsPlusNormal" style:family="paragraph">
      <style:paragraph-properties fo:text-align="justify" fo:text-indent="0.4923in"/>
    </style:style>
    <style:style style:name="T24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50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5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52" style:parent-style-name="ConsPlusNormal" style:family="paragraph">
      <style:paragraph-properties fo:text-align="justify" fo:text-indent="0.4923in"/>
    </style:style>
    <style:style style:name="T25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5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55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5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5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58" style:parent-style-name="Standard" style:family="paragraph">
      <style:paragraph-properties fo:widows="0" fo:orphans="0" fo:text-align="justify" fo:margin-bottom="0in" fo:line-height="100%" fo:text-indent="0.4923in"/>
    </style:style>
    <style:style style:name="T25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6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61" style:parent-style-name="Standard" style:family="paragraph">
      <style:paragraph-properties fo:widows="0" fo:orphans="0" fo:text-align="justify" fo:margin-bottom="0in" fo:line-height="100%" fo:text-indent="0.4923in"/>
    </style:style>
    <style:style style:name="T26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6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64" style:parent-style-name="ConsPlusNormal" style:family="paragraph">
      <style:paragraph-properties fo:text-align="justify" fo:text-indent="0.4923in"/>
    </style:style>
    <style:style style:name="T26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6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67" style:parent-style-name="ConsPlusNonformat" style:family="paragraph">
      <style:paragraph-properties fo:text-align="center"/>
      <style:text-properties style:font-name="Liberation Serif" style:font-name-complex="Liberation Serif"/>
    </style:style>
    <style:style style:name="P268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269" style:parent-style-name="ConsPlusNonformat" style:family="paragraph">
      <style:paragraph-properties fo:text-align="justify" fo:text-indent="0.4923in"/>
    </style:style>
    <style:style style:name="T27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71" style:parent-style-name="ConsPlusNonformat" style:family="paragraph">
      <style:paragraph-properties fo:text-align="justify" fo:text-indent="0.4923in"/>
    </style:style>
    <style:style style:name="T27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73" style:parent-style-name="Standard" style:family="paragraph">
      <style:paragraph-properties fo:widows="0" fo:orphans="0" fo:text-align="justify" fo:margin-bottom="0in" fo:line-height="100%" fo:text-indent="0.4923in"/>
    </style:style>
    <style:style style:name="T274" style:parent-style-name="Основнойшрифтабзаца" style:family="text">
      <style:text-properties style:font-name="Liberation Serif" style:font-name-asian="F" style:font-name-complex="Liberation Serif" fo:font-size="14pt" style:font-size-asian="14pt" style:font-size-complex="14pt" style:language-asian="ru" style:country-asian="RU"/>
    </style:style>
    <style:style style:name="T27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7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77" style:parent-style-name="Standard" style:family="paragraph">
      <style:paragraph-properties fo:widows="0" fo:orphans="0" fo:text-align="justify" fo:margin-bottom="0in" fo:line-height="100%" fo:text-indent="0.4923in"/>
    </style:style>
    <style:style style:name="T27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79" style:parent-style-name="Standard" style:family="paragraph">
      <style:paragraph-properties fo:widows="0" fo:orphans="0" fo:text-align="center" fo:margin-bottom="0in" fo:line-height="100%" fo:margin-left="0.4479in">
        <style:tab-stops/>
      </style:paragraph-properties>
    </style:style>
    <style:style style:name="T280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P281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282" style:parent-style-name="Standard" style:family="paragraph">
      <style:paragraph-properties fo:widows="0" fo:orphans="0" fo:text-align="center" fo:margin-bottom="0in" fo:line-height="100%"/>
    </style:style>
    <style:style style:name="T283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284" style:parent-style-name="Standard" style:family="paragraph">
      <style:paragraph-properties fo:widows="0" fo:orphans="0" fo:text-align="justify" fo:margin-bottom="0in" fo:line-height="100%" fo:text-indent="0.4923in"/>
      <style:text-properties style:font-name="Liberation Serif" style:font-name-complex="Liberation Serif" fo:font-size="14pt" style:font-size-asian="14pt" style:font-size-complex="14pt"/>
    </style:style>
    <style:style style:name="P285" style:parent-style-name="Обычный" style:family="paragraph">
      <style:paragraph-properties fo:widows="2" fo:orphans="2" style:text-autospace="none" fo:text-align="justify" style:vertical-align="auto" fo:text-indent="0.4923in"/>
    </style:style>
    <style:style style:name="T28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8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8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8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2" style:parent-style-name="Internetlink" style:family="text">
      <style:text-properties style:font-name="Liberation Serif" style:font-name-complex="Liberation Serif" style:use-window-font-color="true" fo:font-size="14pt" style:font-size-asian="14pt" style:font-size-complex="14pt" style:text-underline-type="none"/>
    </style:style>
    <style:style style:name="T29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5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9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0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01" style:parent-style-name="Standard" style:family="paragraph">
      <style:paragraph-properties fo:text-align="justify" fo:margin-bottom="0in" fo:line-height="100%" fo:text-indent="0.4923in"/>
      <style:text-properties style:font-name="Liberation Serif" style:font-name-complex="Liberation Serif" fo:font-size="14pt" style:font-size-asian="14pt" style:font-size-complex="14pt"/>
    </style:style>
    <style:style style:name="P302" style:parent-style-name="Standard" style:family="paragraph">
      <style:paragraph-properties fo:text-align="justify" fo:margin-bottom="0in" fo:line-height="100%" fo:text-indent="0.4923in"/>
      <style:text-properties style:font-name="Liberation Serif" style:font-name-complex="Liberation Serif" fo:font-size="14pt" style:font-size-asian="14pt" style:font-size-complex="14pt"/>
    </style:style>
    <style:style style:name="P303" style:parent-style-name="ConsPlusNormal" style:family="paragraph">
      <style:paragraph-properties fo:text-align="center"/>
    </style:style>
    <style:style style:name="T304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305" style:parent-style-name="ConsPlusNormal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306" style:parent-style-name="ConsPlusNormal" style:family="paragraph">
      <style:paragraph-properties fo:text-align="justify" fo:text-indent="0.4923in"/>
    </style:style>
    <style:style style:name="T30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08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09" style:parent-style-name="ConsPlusNormal" style:family="paragraph">
      <style:paragraph-properties fo:text-align="justify" fo:text-indent="0.4923in"/>
    </style:style>
    <style:style style:name="T31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1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12" style:parent-style-name="Standard" style:family="paragraph">
      <style:paragraph-properties fo:text-align="justify" fo:margin-bottom="0in" fo:line-height="100%" fo:text-indent="0.4923in"/>
    </style:style>
    <style:style style:name="T31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1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15" style:parent-style-name="ConsPlusNormal" style:family="paragraph">
      <style:paragraph-properties fo:text-align="justify" fo:text-indent="0.4923in"/>
    </style:style>
    <style:style style:name="T316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1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18" style:parent-style-name="ConsPlusNormal" style:family="paragraph">
      <style:paragraph-properties fo:text-align="justify" fo:text-indent="0.4923in"/>
    </style:style>
    <style:style style:name="T31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320" style:parent-style-name="ConsPlusNormal" style:family="paragraph">
      <style:paragraph-properties fo:text-align="justify"/>
      <style:text-properties style:font-name="Liberation Serif" style:font-name-complex="Liberation Serif" fo:font-size="14pt" style:font-size-asian="14pt" style:font-size-complex="14pt"/>
    </style:style>
    <style:style style:name="P321" style:parent-style-name="Standard" style:family="paragraph">
      <style:paragraph-properties fo:widows="0" fo:orphans="0" fo:text-align="center" fo:margin-bottom="0in" fo:line-height="100%"/>
    </style:style>
    <style:style style:name="T322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323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4pt" style:font-size-asian="14pt" style:font-size-complex="14pt"/>
    </style:style>
    <style:style style:name="TableColumn325" style:family="table-column">
      <style:table-column-properties style:column-width="3.4222in" style:use-optimal-column-width="false"/>
    </style:style>
    <style:style style:name="TableColumn326" style:family="table-column">
      <style:table-column-properties style:column-width="0.2805in" style:use-optimal-column-width="false"/>
    </style:style>
    <style:style style:name="TableColumn327" style:family="table-column">
      <style:table-column-properties style:column-width="3.109in" style:use-optimal-column-width="false"/>
    </style:style>
    <style:style style:name="Table324" style:family="table">
      <style:table-properties style:width="6.8118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text-align="center" fo:margin-bottom="0in" fo:line-height="100%"/>
    </style:style>
    <style:style style:name="T331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0" fo:orphans="0" fo:text-align="center" fo:margin-bottom="0in" fo:line-height="100%"/>
    </style:style>
    <style:style style:name="T336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P337" style:parent-style-name="Standard" style:family="paragraph">
      <style:paragraph-properties fo:widows="0" fo:orphans="0" fo:text-align="center" fo:margin-bottom="0in" fo:line-height="100%"/>
    </style:style>
    <style:style style:name="T338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339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340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341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P345" style:parent-style-name="ConsPlusCell" style:family="paragraph">
      <style:paragraph-properties fo:text-align="center"/>
    </style:style>
    <style:style style:name="T346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47" style:parent-style-name="ConsPlusCell" style:family="paragraph">
      <style:paragraph-properties fo:text-align="justify"/>
    </style:style>
    <style:style style:name="T348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49" style:parent-style-name="ConsPlusCell" style:family="paragraph">
      <style:paragraph-properties fo:text-align="center"/>
    </style:style>
    <style:style style:name="T350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51" style:parent-style-name="ConsPlusCell" style:family="paragraph">
      <style:paragraph-properties fo:text-align="justify"/>
    </style:style>
    <style:style style:name="T352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53" style:parent-style-name="ConsPlusCell" style:family="paragraph">
      <style:paragraph-properties fo:text-align="center"/>
    </style:style>
    <style:style style:name="T354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T355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56" style:parent-style-name="ConsPlusCell" style:family="paragraph">
      <style:paragraph-properties fo:text-align="justify"/>
    </style:style>
    <style:style style:name="T357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58" style:parent-style-name="ConsPlusCell" style:family="paragraph">
      <style:paragraph-properties fo:text-align="center"/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59" style:parent-style-name="ConsPlusCell" style:family="paragraph">
      <style:paragraph-properties fo:text-align="justify"/>
    </style:style>
    <style:style style:name="T360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61" style:parent-style-name="ConsPlusCell" style:family="paragraph">
      <style:paragraph-properties fo:text-align="center"/>
    </style:style>
    <style:style style:name="T362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63" style:parent-style-name="ConsPlusCell" style:family="paragraph">
      <style:paragraph-properties fo:text-align="justify"/>
    </style:style>
    <style:style style:name="T364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65" style:parent-style-name="ConsPlusCell" style:family="paragraph">
      <style:paragraph-properties fo:text-align="center"/>
    </style:style>
    <style:style style:name="T366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67" style:parent-style-name="ConsPlusCell" style:family="paragraph">
      <style:paragraph-properties fo:text-align="center"/>
    </style:style>
    <style:style style:name="T368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369" style:parent-style-name="ConsPlusCell" style:family="paragraph">
      <style:paragraph-properties fo:text-align="center"/>
    </style:style>
    <style:style style:name="T370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P375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76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77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78" style:parent-style-name="Обычный" style:family="paragraph">
      <style:paragraph-properties>
        <style:tab-stops>
          <style:tab-stop style:type="right" style:position="6.9625in"/>
        </style:tab-stops>
      </style:paragraph-properties>
    </style:style>
    <style:style style:name="T379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380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P381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2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3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4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P385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6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7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8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89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90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91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92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93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394" style:parent-style-name="Обычный" style:family="paragraph">
      <style:paragraph-properties>
        <style:tab-stops>
          <style:tab-stop style:type="right" style:position="6.9625in"/>
        </style:tab-stops>
      </style:paragraph-properties>
    </style:style>
    <style:style style:name="T395" style:parent-style-name="Основнойшрифтабзаца" style:family="text">
      <style:text-properties style:font-name="Liberation Serif" style:font-name-complex="Liberation Serif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T397" style:parent-style-name="Основнойшрифтабзаца" style:family="text">
      <style:text-properties style:font-name="Liberation Serif" style:font-name-complex="Liberation Serif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T399" style:parent-style-name="Основнойшрифтабзаца" style:family="text">
      <style:text-properties style:font-name="Liberation Serif" style:font-name-complex="Liberation Serif" fo:font-size="10pt" style:font-size-asian="10pt" style:font-size-complex="10pt" fo:language="en" fo:country="US"/>
    </style:style>
    <style:style style:name="T400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T401" style:parent-style-name="Основнойшрифтабзаца" style:family="text">
      <style:text-properties style:font-name="Liberation Serif" style:font-name-complex="Liberation Serif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Liberation Serif" style:font-name-complex="Liberation Serif" fo:font-size="10pt" style:font-size-asian="10pt" style:font-size-complex="10pt"/>
    </style:style>
    <style:style style:name="T403" style:parent-style-name="Основнойшрифтабзаца" style:family="text">
      <style:text-properties style:font-name="Liberation Serif" style:font-name-complex="Liberation Serif" fo:font-size="10pt" style:font-size-asian="10pt" style:font-size-complex="10pt" fo:language="en" fo:country="US"/>
    </style:style>
    <style:style style:name="P404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P405" style:parent-style-name="Обычный" style:family="paragraph">
      <style:paragraph-properties>
        <style:tab-stops>
          <style:tab-stop style:type="right" style:position="6.9625in"/>
        </style:tab-stops>
      </style:paragraph-properties>
      <style:text-properties style:font-name="Liberation Serif" style:font-name-complex="Liberation Serif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TableCell409" style:family="table-cell">
      <style:table-cell-properties fo:border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P413" style:parent-style-name="Standard" style:family="paragraph">
      <style:paragraph-properties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P414" style:parent-style-name="ConsPlusCell" style:family="paragraph">
      <style:paragraph-properties fo:text-align="justify"/>
      <style:text-properties style:font-name="Liberation Serif" style:font-name-complex="Liberation Serif" fo:font-size="10pt" style:font-size-asian="10pt" style:font-size-complex="10pt"/>
    </style:style>
    <style:style style:name="TableColumn416" style:family="table-column">
      <style:table-column-properties style:column-width="3.4222in" style:use-optimal-column-width="false"/>
    </style:style>
    <style:style style:name="Table415" style:family="table">
      <style:table-properties style:width="3.4222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widows="0" fo:orphans="0" fo:text-align="center" fo:margin-bottom="0in" fo:line-height="100%"/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P420" style:parent-style-name="Standard" style:family="paragraph">
      <style:paragraph-properties fo:widows="0" fo:orphans="0" fo:text-align="center" fo:margin-bottom="0in" fo:line-height="100%"/>
    </style:style>
    <style:style style:name="T421" style:parent-style-name="Основнойшрифтабзаца" style:family="text"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P425" style:parent-style-name="ConsPlusCell" style:family="paragraph">
      <style:paragraph-properties fo:text-align="center"/>
    </style:style>
    <style:style style:name="T426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27" style:parent-style-name="ConsPlusCell" style:family="paragraph">
      <style:paragraph-properties fo:text-align="justify"/>
    </style:style>
    <style:style style:name="T428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29" style:parent-style-name="ConsPlusCell" style:family="paragraph">
      <style:paragraph-properties fo:text-align="center"/>
    </style:style>
    <style:style style:name="T430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31" style:parent-style-name="ConsPlusCell" style:family="paragraph">
      <style:paragraph-properties fo:text-align="justify"/>
    </style:style>
    <style:style style:name="T432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33" style:parent-style-name="ConsPlusCell" style:family="paragraph">
      <style:paragraph-properties fo:text-align="center"/>
    </style:style>
    <style:style style:name="T434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35" style:parent-style-name="ConsPlusCell" style:family="paragraph">
      <style:paragraph-properties fo:text-align="center"/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36" style:parent-style-name="ConsPlusCell" style:family="paragraph">
      <style:paragraph-properties fo:text-align="justify"/>
    </style:style>
    <style:style style:name="T437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38" style:parent-style-name="ConsPlusCell" style:family="paragraph">
      <style:paragraph-properties fo:text-align="center"/>
    </style:style>
    <style:style style:name="T439" style:parent-style-name="Основнойшрифтабзаца" style:family="text"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P440" style:parent-style-name="ConsPlusCell" style:family="paragraph">
      <style:paragraph-properties fo:text-align="center"/>
      <style:text-properties style:font-name="Liberation Serif" style:font-name-complex="Liberation Serif" fo:font-size="10pt" style:font-size-asian="10pt" style:font-size-complex="10pt" style:language-asian="en" style:country-asian="US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widows="0" fo:orphans="0" fo:text-align="justify" fo:margin-bottom="0in" fo:line-height="100%"/>
      <style:text-properties style:font-name="Liberation Serif" style:font-name-complex="Liberation Serif" fo:font-size="10pt" style:font-size-asian="10pt" style:font-size-complex="10pt"/>
    </style:style>
    <style:style style:name="P444" style:parent-style-name="ConsPlusCell" style:family="paragraph">
      <style:paragraph-properties fo:text-align="justify"/>
      <style:text-properties style:font-name="Liberation Serif" style:font-name-complex="Liberation Serif" fo:font-size="10pt" style:font-size-asian="10pt" style:font-size-complex="10pt"/>
    </style:style>
    <style:style style:name="P445" style:parent-style-name="ConsPlusCell" style:family="paragraph">
      <style:paragraph-properties fo:break-before="page" fo:text-align="justify"/>
      <style:text-properties style:font-name="Liberation Serif" style:font-name-complex="Liberation Serif" fo:font-weight="bold" style:font-weight-asian="bold" fo:font-size="10pt" style:font-size-asian="10pt" style:font-size-complex="10pt"/>
    </style:style>
    <style:style style:name="P446" style:parent-style-name="ConsPlusCell" style:family="paragraph">
      <style:paragraph-properties fo:text-align="justify"/>
    </style:style>
    <style:style style:name="T447" style:parent-style-name="Основнойшрифтабзаца" style:family="text"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448" style:parent-style-name="ConsPlusCell" style:family="paragraph">
      <style:paragraph-properties fo:text-align="justify" fo:margin-left="4.1347in">
        <style:tab-stops/>
      </style:paragraph-properties>
    </style:style>
    <style:style style:name="T44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45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451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452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45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454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455" style:parent-style-name="ConsPlusCell" style:family="paragraph">
      <style:paragraph-properties fo:text-align="justify" fo:margin-left="4.1347in">
        <style:tab-stops/>
      </style:paragraph-properties>
      <style:text-properties style:font-name="Liberation Serif" style:font-name-complex="Liberation Serif" fo:font-size="14pt" style:font-size-asian="14pt" style:font-size-complex="14pt"/>
    </style:style>
    <style:style style:name="P456" style:parent-style-name="ConsPlusNonformat" style:family="paragraph">
      <style:paragraph-properties fo:margin-left="3.5437in">
        <style:tab-stops/>
      </style:paragraph-properties>
    </style:style>
    <style:style style:name="T457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58" style:parent-style-name="ConsPlusNonformat" style:family="paragraph">
      <style:paragraph-properties fo:margin-left="3.5437in">
        <style:tab-stops/>
      </style:paragraph-properties>
      <style:text-properties style:font-name="Liberation Serif" style:font-name-complex="Liberation Serif" fo:font-size="9.5pt" style:font-size-asian="9.5pt" style:font-size-complex="9.5pt"/>
    </style:style>
    <style:style style:name="P459" style:parent-style-name="ConsPlusNonformat" style:family="paragraph">
      <style:paragraph-properties fo:margin-left="3.5437in">
        <style:tab-stops/>
      </style:paragraph-properties>
    </style:style>
    <style:style style:name="T460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61" style:parent-style-name="ConsPlusNonformat" style:family="paragraph">
      <style:paragraph-properties fo:text-align="center" fo:margin-left="3.5437in">
        <style:tab-stops/>
      </style:paragraph-properties>
    </style:style>
    <style:style style:name="T462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63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64" style:parent-style-name="ConsPlusNonformat" style:family="paragraph">
      <style:paragraph-properties fo:margin-left="3.5437in">
        <style:tab-stops/>
      </style:paragraph-properties>
    </style:style>
    <style:style style:name="T465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66" style:parent-style-name="ConsPlusNonformat" style:family="paragraph">
      <style:paragraph-properties fo:margin-left="3.5437in">
        <style:tab-stops/>
      </style:paragraph-properties>
    </style:style>
    <style:style style:name="T467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68" style:parent-style-name="ConsPlusNonformat" style:family="paragraph">
      <style:paragraph-properties fo:margin-left="3.5437in">
        <style:tab-stops/>
      </style:paragraph-properties>
    </style:style>
    <style:style style:name="T469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70" style:parent-style-name="ConsPlusNonformat" style:family="paragraph">
      <style:paragraph-properties fo:margin-left="3.5437in">
        <style:tab-stops/>
      </style:paragraph-properties>
    </style:style>
    <style:style style:name="T471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72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73" style:parent-style-name="ConsPlusNonformat" style:family="paragraph">
      <style:paragraph-properties fo:margin-left="3.5437in">
        <style:tab-stops/>
      </style:paragraph-properties>
    </style:style>
    <style:style style:name="T474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75" style:parent-style-name="ConsPlusNonformat" style:family="paragraph">
      <style:paragraph-properties fo:text-align="center"/>
      <style:text-properties style:font-name="Liberation Serif" style:font-name-complex="Liberation Serif" fo:font-size="9.5pt" style:font-size-asian="9.5pt" style:font-size-complex="9.5pt"/>
    </style:style>
    <style:style style:name="P476" style:parent-style-name="ConsPlusNonformat" style:family="paragraph">
      <style:paragraph-properties fo:text-align="center"/>
      <style:text-properties style:font-name="Liberation Serif" style:font-name-complex="Liberation Serif" fo:font-size="9.5pt" style:font-size-asian="9.5pt" style:font-size-complex="9.5pt"/>
    </style:style>
    <style:style style:name="P477" style:parent-style-name="ConsPlusNonformat" style:family="paragraph">
      <style:paragraph-properties fo:text-align="center"/>
    </style:style>
    <style:style style:name="T478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79" style:parent-style-name="ConsPlusNonformat" style:family="paragraph">
      <style:paragraph-properties fo:text-align="center"/>
    </style:style>
    <style:style style:name="T480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81" style:parent-style-name="ConsPlusNonformat" style:family="paragraph">
      <style:text-properties style:font-name="Liberation Serif" style:font-name-complex="Liberation Serif" fo:font-size="9.5pt" style:font-size-asian="9.5pt" style:font-size-complex="9.5pt"/>
    </style:style>
    <style:style style:name="T482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83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84" style:parent-style-name="ConsPlusNonformat" style:family="paragraph">
      <style:paragraph-properties fo:text-align="center" fo:text-indent="0.4923in"/>
    </style:style>
    <style:style style:name="T485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86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87" style:parent-style-name="ConsPlusNonformat" style:family="paragraph">
      <style:paragraph-properties fo:text-align="center" fo:text-indent="0.4923in"/>
      <style:text-properties style:font-name="Liberation Serif" style:font-name-complex="Liberation Serif" fo:font-size="9.5pt" style:font-size-asian="9.5pt" style:font-size-complex="9.5pt"/>
    </style:style>
    <style:style style:name="T488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89" style:parent-style-name="ConsPlusNonformat" style:family="paragraph">
      <style:paragraph-properties fo:text-align="center"/>
    </style:style>
    <style:style style:name="T490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91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92" style:parent-style-name="ConsPlusNonformat" style:family="paragraph">
      <style:paragraph-properties fo:text-align="justify"/>
    </style:style>
    <style:style style:name="T493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94" style:parent-style-name="ConsPlusNonformat" style:family="paragraph">
      <style:paragraph-properties fo:text-align="center"/>
    </style:style>
    <style:style style:name="T495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496" style:parent-style-name="Standard" style:family="paragraph">
      <style:paragraph-properties fo:text-align="justify" fo:margin-bottom="0in" fo:line-height="100%"/>
      <style:text-properties style:font-name="Liberation Serif" style:font-name-complex="Liberation Serif" fo:font-size="9.5pt" style:font-size-asian="9.5pt" style:font-size-complex="9.5pt"/>
    </style:style>
    <style:style style:name="P497" style:parent-style-name="Standard" style:family="paragraph">
      <style:paragraph-properties fo:text-align="justify" fo:margin-bottom="0in" fo:line-height="100%"/>
    </style:style>
    <style:style style:name="T498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499" style:parent-style-name="Internetlink" style:family="text">
      <style:text-properties style:font-name="Liberation Serif" style:font-name-complex="Liberation Serif" fo:font-size="9.5pt" style:font-size-asian="9.5pt" style:font-size-complex="9.5pt"/>
    </style:style>
    <style:style style:name="T500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01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02" style:parent-style-name="ConsPlusNonformat" style:family="paragraph">
      <style:paragraph-properties fo:text-align="center"/>
    </style:style>
    <style:style style:name="T503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04" style:parent-style-name="ConsPlusNonformat" style:family="paragraph">
      <style:paragraph-properties fo:text-align="justify"/>
      <style:text-properties style:font-name="Liberation Serif" style:font-name-complex="Liberation Serif" fo:font-size="9.5pt" style:font-size-asian="9.5pt" style:font-size-complex="9.5pt"/>
    </style:style>
    <style:style style:name="T505" style:parent-style-name="Основнойшрифтабзаца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T506" style:parent-style-name="Internetlink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T507" style:parent-style-name="Основнойшрифтабзаца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T508" style:parent-style-name="Основнойшрифтабзаца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T509" style:parent-style-name="Основнойшрифтабзаца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T510" style:parent-style-name="Основнойшрифтабзаца" style:family="text">
      <style:text-properties style:font-name="Liberation Serif" style:font-name-asian="Calibri" style:font-name-complex="Liberation Serif" fo:font-size="9.5pt" style:font-size-asian="9.5pt" style:font-size-complex="9.5pt" style:language-asian="en" style:country-asian="US"/>
    </style:style>
    <style:style style:name="P511" style:parent-style-name="ConsPlusNonformat" style:family="paragraph">
      <style:paragraph-properties fo:text-align="center"/>
    </style:style>
    <style:style style:name="T512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13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14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15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16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17" style:parent-style-name="ConsPlusNonformat" style:family="paragraph">
      <style:paragraph-properties fo:text-align="center"/>
    </style:style>
    <style:style style:name="T518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19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20" style:parent-style-name="ConsPlusNonformat" style:family="paragraph">
      <style:text-properties style:font-name="Liberation Serif" style:font-name-complex="Liberation Serif" fo:font-size="9.5pt" style:font-size-asian="9.5pt" style:font-size-complex="9.5pt"/>
    </style:style>
    <style:style style:name="P521" style:parent-style-name="ConsPlusNonformat" style:family="paragraph">
      <style:text-properties style:font-name="Liberation Serif" style:font-name-complex="Liberation Serif" fo:font-size="9.5pt" style:font-size-asian="9.5pt" style:font-size-complex="9.5pt"/>
    </style:style>
    <style:style style:name="T522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23" style:parent-style-name="ConsPlusNonformat" style:family="paragraph">
      <style:text-properties style:font-name="Liberation Serif" style:font-name-complex="Liberation Serif" fo:font-size="9.5pt" style:font-size-asian="9.5pt" style:font-size-complex="9.5pt"/>
    </style:style>
    <style:style style:name="P524" style:parent-style-name="ConsPlusNonformat" style:family="paragraph">
      <style:text-properties style:font-name="Liberation Serif" style:font-name-complex="Liberation Serif" fo:font-size="9.5pt" style:font-size-asian="9.5pt" style:font-size-complex="9.5pt"/>
    </style:style>
    <style:style style:name="T525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26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P527" style:parent-style-name="ConsPlusNonformat" style:family="paragraph">
      <style:paragraph-properties>
        <style:tab-stops>
          <style:tab-stop style:type="left" style:position="1.9506in"/>
        </style:tab-stops>
      </style:paragraph-properties>
    </style:style>
    <style:style style:name="T528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  <style:style style:name="T529" style:parent-style-name="Основнойшрифтабзаца" style:family="text">
      <style:text-properties style:font-name="Liberation Serif" style:font-name-complex="Liberation Serif" fo:font-size="9.5pt" style:font-size-asian="9.5pt" style:font-size-complex="9.5pt"/>
    </style:style>
  </office:automatic-styles>
  <office:body>
    <office:text text:use-soft-page-breaks="true">
      <text:p text:style-name="P1"><text:span text:style-name="T2">Договор о целевом обучении<text:s/></text:span></text:p>
      <text:p text:style-name="P3">по образовательной программе высшего образования</text:p>
      <text:p text:style-name="P4"><text:span text:style-name="T5">№<text:s/></text:span><text:span text:style-name="T6">__________</text:span></text:p>
      <text:p text:style-name="P7"><text:span text:style-name="T8">(заполняется Министерством)</text:span></text:p>
      <text:p text:style-name="P9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г. Екатеринбург</text:span></text:p>
          </table:table-cell>
          <table:table-cell table:style-name="TableCell18">
            <text:p text:style-name="P19"><text:span text:style-name="T20"><text:s text:c="23"/>«___» ________</text:span><text:span text:style-name="T21">2023 года</text:span></text:p>
          </table:table-cell>
        </table:table-row>
      </table:table>
      <text:p text:style-name="P22"><text:span text:style-name="T23"><text:tab/></text:span><text:span text:style-name="T24"><text:s text:c="138"/>(заполняется Министерством)</text:span></text:p>
      <text:p text:style-name="P25"/>
      <text:p text:style-name="P26"/>
      <text:p text:style-name="P27"><text:span text:style-name="T28">Министерство промышленности и науки Свердловской области в<text:s/></text:span><text:span text:style-name="T29">лице________________________________________________________________________________________________________________________________________, действующего на основании Положения, являющееся заказчиком целевого обучения и именуемое в дальнейшем «Заказчик»,<text:s/></text:span><text:span text:style-name="T30">с одной стороны,</text:span></text:p>
      <text:p text:style-name="P31"><text:span text:style-name="T32">__________________________________________________________________</text:span></text:p>
      <text:p text:style-name="P33">(фамилия, имя, отчество (при наличии) Гражданина)</text:p>
      <text:p text:style-name="P34"><text:span text:style-name="T35">именуем__ в дальнейшем «Гражданин», с другой стороны,</text:span></text:p>
      <text:p text:style-name="P36"><text:span text:style-name="T37">__________________________________________________________________,</text:span></text:p>
      <text:p text:style-name="P38">(наименование субъекта деятельности в сфере промышленности Свердловской области (организации, в которую будет трудоустроен Гражданин)</text:p>
      <text:p text:style-name="P39"><text:span text:style-name="T40">в лице_______________________________________</text:span><text:span text:style-name="T41">______________________,</text:span></text:p>
      <text:p text:style-name="P42"><text:span text:style-name="T43">(наименование должности, Ф.И.О.)</text:span></text:p>
      <text:p text:style-name="P44"><text:span text:style-name="T45">действующего на<text:s/></text:span><text:span text:style-name="T46">основании __________________________________________________________________,</text:span></text:p>
      <text:p text:style-name="P47">(наименование документа)</text:p>
      <text:p text:style-name="P48"><text:span text:style-name="T49">именуем__ в дальнейшем «Работодатель», совместно именуемые сторонами, заключили настоящий договор о нижеследующем.</text:span></text:p>
      <text:p text:style-name="P50"/>
      <text:h text:style-name="P51" text:outline-level="2"><text:bookmark-start text:name="Par227"/><text:bookmark-end text:name="Par227"/><text:span text:style-name="T52">1. Предмет договора</text:span></text:h>
      <text:p text:style-name="P53"/>
      <text:p text:style-name="P54"><text:span text:style-name="T55">1.1. В<text:s/></text:span><text:span text:style-name="T56">соответствии с настоящим договором Гражданин обязуется освоить образовательную программу высшего образования в соответствии <text:s/></text:span><text:span text:style-name="T57"><text:line-break/></text:span><text:span text:style-name="T58">с характеристиками освоения Гражданином образовательной программы, определенными<text:s/></text:span><text:a xlink:href="../Целевое%20обучение/Документы%20для%20рассылки/3х%20сторонний%20ДОГОВОР%20на%20ЦО%20(форма).docx#P334" office:target-frame-name="_top" xlink:show="replace"><text:span text:style-name="T59">разделом<text:s/></text:span></text:a><text:span text:style-name="T60">2 настоящего договора (далее - характеристики обучения), и осуществить трудовую деятельность в соответствии с полученной квалификацией на условиях настоящего договора.</text:span></text:p>
      <text:p text:style-name="P61"><text:span text:style-name="T62">1.2. Гражданин вправе пост</text:span><text:span text:style-name="T63">упать на целевое обучение в пределах установленной квоты приема на целевое обучение в соответствии <text:s/></text:span><text:span text:style-name="T64"><text:line-break/></text:span><text:span text:style-name="T65">с характеристиками обучения.</text:span></text:p>
      <text:p text:style-name="P66"><text:span text:style-name="T67">1.3. Заказчик в период освоения Гражданином образовательной программы обязуется организовать работу по предоставлению ему мер<text:s/></text:span><text:span text:style-name="T68">поддержки и обеспечить его трудоустройство в соответствии с квалификацией, полученной в результате освоения образовательной программы, на условиях настоящего договора.</text:span></text:p>
      <text:p text:style-name="P69">1.4. Работодатель обязуется предоставить Гражданину меры поддержки в соответствии с подпунктом 1 пункта 4.5. раздела 4 настоящего договора и обеспечить в соответствии с полученной квалификацией трудоустройство Гражданина на условиях, настоящего договора.<text:s/></text:p>
      <text:p text:style-name="P70"><text:span text:style-name="T71">1.5. Согласие законного представителя – родителя, усыновителя или попечителя несовершенн</text:span><text:span text:style-name="T72">олетнего Гражданина, оформленное в письменном виде, прилагается к настоящему договору по форме согласно Приложению и является его неотъемлемой частью (указывать при необходимости).</text:span></text:p>
      <text:p text:style-name="P73"/>
      <text:h text:style-name="P74" text:outline-level="2"><text:span text:style-name="T75">2. Характеристики обучения гражданина</text:span></text:h>
      <text:p text:style-name="P76"/>
      <text:p text:style-name="P77"><text:span text:style-name="T78">2.1. Гражданин поступает на целевое</text:span><text:span text:style-name="T79"><text:s/>обучение в пределах установленной квоты приема на целевое обучение по образовательной программе в соответствии со следующими характеристиками обучения:</text:span></text:p>
      <text:p text:style-name="P80"><text:span text:style-name="T81">1) наличие государственной аккредитации образовательной программы:<text:s/></text:span><text:span text:style-name="T82">обязательно;</text:span></text:p>
      <text:p text:style-name="P83"><text:span text:style-name="T84">2) код и наименование<text:s/></text:span><text:span text:style-name="T85">профессии (профессий), специальности (специальностей), направления (направлений) подготовки:__________________________________________________________________________________________________________________________</text:span></text:p>
      <text:p text:style-name="P86"><text:span text:style-name="T87">_________________________________________</text:span><text:span text:style-name="T88">_________________________;</text:span></text:p>
      <text:p text:style-name="P89"><text:span text:style-name="T90">3) форма (одна из форм) обучения:_________________________________________________________;</text:span></text:p>
      <text:p text:style-name="P91">(очная, очно-заочная, заочная (выбрать нужное)</text:p>
      <text:p text:style-name="P92"><text:span text:style-name="T93">4) наименование организации (организаций), осуществляющей образовательную деятельность:___</text:span><text:span text:style-name="T94">___________________________________ __________________________________________________________________</text:span></text:p>
      <text:p text:style-name="P95"><text:span text:style-name="T96">__________________________________________________________________</text:span></text:p>
      <text:p text:style-name="P97">(одна или несколько организаций, осуществляющих образовательную деятельность)</text:p>
      <text:p text:style-name="P98"><text:span text:style-name="T99">и осваив</text:span><text:span text:style-name="T100">ает образовательную программу в соответствии с характеристиками обучения.</text:span></text:p>
      <text:h text:style-name="P101" text:outline-level="2"/>
      <text:h text:style-name="P102" text:outline-level="2"><text:span text:style-name="T103">3. Место осуществления Гражданином трудовой деятельности</text:span></text:h>
      <text:p text:style-name="P104"><text:span text:style-name="T105">в соответствии с квалификацией, полученной в результате</text:span></text:p>
      <text:p text:style-name="P106"><text:span text:style-name="T107">освоения образовательной программы, срок трудоустройства</text:span></text:p>
      <text:p text:style-name="P108"><text:span text:style-name="T109">и<text:s/></text:span><text:span text:style-name="T110">осуществления трудовой деятельности</text:span></text:p>
      <text:p text:style-name="P111"/>
      <text:p text:style-name="P112"><text:bookmark-start text:name="P394"/><text:bookmark-end text:name="P394"/><text:span text:style-name="T113">3.1. Место осуществления Гражданином трудовой деятельности <text:s/></text:span><text:span text:style-name="T114"><text:line-break/></text:span><text:span text:style-name="T115">в соответствии с квалификацией, полученной в результате освоения образовательной программы, устанавливается в организации, являющейся Работодателем по настоящ</text:span><text:span text:style-name="T116">ему договору (далее – организация, в которую будет трудоустроен гражданин):</text:span></text:p>
      <text:p text:style-name="P117"><text:span text:style-name="T118">1) характер деятельности организации, в которую будет трудоустроен Гражданин в соответствии с настоящим договором (</text:span><text:span text:style-name="T119">заполняется по усмотрению Работодателя):</text:span></text:p>
      <text:p text:style-name="P120"><text:span text:style-name="T121">________________________</text:span><text:span text:style-name="T122">_____________________________________;</text:span></text:p>
      <text:p text:style-name="P123"><text:span text:style-name="T124">2) должность (должности), профессия (профессии), специальность, (специальности), квалификация (квалификации), вид (виды) работы (</text:span><text:span text:style-name="T125">заполняется по усмотрению Работодателя</text:span><text:span text:style-name="T126">):</text:span></text:p>
      <text:p text:style-name="P127"><text:span text:style-name="T128">_______________________________________________</text:span><text:span text:style-name="T129">______________.</text:span></text:p>
      <text:p text:style-name="P130"><text:span text:style-name="T131">3.2. Характеристика места осуществления трудовой деятельности<text:s/></text:span><text:span text:style-name="T132">(выбрать и заполнить один из следующих вариантов 1, 2 или 3</text:span><text:span text:style-name="T133">):</text:span></text:p>
      <text:p text:style-name="P134"><text:span text:style-name="T135">1) адрес осуществления трудовой деятельности: __________________</text:span></text:p>
      <text:p text:style-name="P136"><text:span text:style-name="T137">___________________________________________________</text:span><text:span text:style-name="T138">__________</text:span></text:p>
      <text:p text:style-name="P139">(фактический адрес, по которому будет осуществляться трудовая деятельность)</text:p>
      <text:p text:style-name="P140"><text:span text:style-name="T141">____________________________________________________________;</text:span></text:p>
      <text:p text:style-name="P142">(в том числе в структурном подразделении, филиале, представительстве организации, в которую будет трудоустроен Гражданин)</text:p>
      <text:p text:style-name="P143"><text:span text:style-name="T144">2) наименование объекта (объектов) административно-территориального деления в пределах субъекта Российской Федерации, на территории которого будет трудоустроен Гражданин: __________________________________________________________________;</text:span></text:p>
      <text:p text:style-name="P145"><text:span text:style-name="T146">3)</text:span><text:span text:style-name="T147"><text:s/>наименование субъекта (субъектов) Российской Федерации, на территории которого будет трудоустроен Гражданин: ____________________</text:span></text:p>
      <text:p text:style-name="P148">__________________________________________________________________.</text:p>
      <text:p text:style-name="P149">3.3. Вид (виды) экономической деятельности организации, в<text:s/>которую будет трудоустроен Гражданин, по Общероссийскому классификатору видов</text:p>
      <text:p text:style-name="P150">экономической деятельности (заполняется по усмотрению Работодателя).</text:p>
      <text:p text:style-name="P151">3.4. Условия оплаты труда в период осуществления трудовой деятельности (заполняется по усмотрению<text:s/>Работодателя).</text:p>
      <text:p text:style-name="P152"><text:span text:style-name="T153">3.5. Гражданин и организация, в которую будет трудоустроен Гражданин, заключают трудовой договор о трудовой деятельности Гражданина на условиях, установленных настоящим разделом, в срок ___________ (</text:span><text:span text:style-name="T154">указать срок</text:span><text:span text:style-name="T155">) после даты отчисления Гражда</text:span><text:span text:style-name="T156">нина из организации, осуществляющей образовательную деятельность, в связи с получением образования (завершением обучения) (далее - установленный срок трудоустройства).</text:span></text:p>
      <text:p text:style-name="P157"><text:span text:style-name="T158">3.6. Срок осуществления Гражданином трудовой деятельности в организации, в которую будет</text:span><text:span text:style-name="T159"><text:s/>трудоустроен Гражданин, на условиях, установленных настоящим разделом (далее - установленный срок трудовой деятельности), составляет _______. (</text:span><text:span text:style-name="T160">указать срок, но не менее 3-х лет</text:span><text:span text:style-name="T161">) Указанный срок длится с даты заключения трудового договора, а при незаключени</text:span><text:span text:style-name="T162">и трудового договора в установленный срок трудоустройства - с даты истечения установленного срока трудоустройства (с учетом приостановления исполнения обязательств сторон в случаях, установленных законодательством Российской Федерации).</text:span></text:p>
      <text:p text:style-name="P163"><text:bookmark-start text:name="Par243"/><text:bookmark-end text:name="Par243"/></text:p>
      <text:h text:style-name="P164" text:outline-level="2"><text:span text:style-name="T165">4. Права и обязанн</text:span><text:span text:style-name="T166">ости сторон</text:span></text:h>
      <text:p text:style-name="P167"/>
      <text:p text:style-name="P168"><text:span text:style-name="T169">4.1. Заказчик обязан:</text:span></text:p>
      <text:p text:style-name="P170"><text:bookmark-start text:name="Par251"/><text:bookmark-end text:name="Par251"/><text:span text:style-name="T171">1) организовать предоставление Гражданину в период его освоения образовательной программы мер поддержки, указанных в подпункте 1 пункта 4.5. раздела 4 настоящего договора; <text:s/></text:span></text:p>
      <text:list text:style-name="WWNum2">
        <text:list-item text:start-value="2">
          <text:p text:style-name="P172"><text:bookmark-start text:name="Par260"/><text:bookmark-end text:name="Par260"/>обеспечить трудоустройство Гражданина на условиях, установленных разделом 3 настоящего договора;</text:p>
        </text:list-item>
        <text:list-item>
          <text:p text:style-name="P173">обеспечить условия для трудовой деятельности Гражданина на условиях, установленных разделом 3 настоящего договора, с даты трудоустройства до истечения установленного срока трудовой деятельности (с учетом<text:s/>приостановления исполнения обязательств сторон, в случаях, установленных законодательством Российской Федерации);</text:p>
        </text:list-item>
        <text:list-item>
          <text:p text:style-name="P174">уведомить в письменной форме Работодателя и Гражданина об изменении своих наименования, места нахождения, банковских реквизитов или иных сведений, имеющих значение для исполнения настоящего договора, в течение 10 календарных дней после соответствующих изменений.</text:p>
        </text:list-item>
      </text:list>
      <text:p text:style-name="P175"><text:span text:style-name="T176">4.2. Заказчик вправе:</text:span></text:p>
      <text:p text:style-name="P177"><text:span text:style-name="T178">1) запрашивать у Гражданина информацию о результатах прохождения им промежуточных аттестаций в соответствии с уче</text:span><text:span text:style-name="T179">бным планом и выполнении обязанностей, предусмотренных уставом и правилами внутреннего распорядка обучающихся;</text:span></text:p>
      <text:p text:style-name="P180"><text:span text:style-name="T181">2) согласовывать Гражданину тему выпускной квалификационной работы;</text:span></text:p>
      <text:p text:style-name="P182"><text:span text:style-name="T183">3) запрашивать у Работодателя информацию о результатах освоения Гражданином<text:s/></text:span><text:span text:style-name="T184">образовательной программы, прохождения им практики и предоставления ему мер поддержки;</text:span></text:p>
      <text:p text:style-name="P185"><text:span text:style-name="T186">4) направлять в организацию, осуществляющую образовательную деятельность, в которой Гражданин осваивает образовательную программу, предложения по организации прохождения</text:span><text:span text:style-name="T187"><text:s/>практики Гражданином;</text:span></text:p>
      <text:p text:style-name="P188"><text:span text:style-name="T189">5) направлять в организацию, осуществляющую образовательную деятельность, в которой Гражданин осваивает образовательную программу, запросы о предоставление сведений о результатах освоения Гражданином образовательной программы.</text:span></text:p>
      <text:p text:style-name="P190"><text:span text:style-name="T191">4.3. Г</text:span><text:span text:style-name="T192">ражданин обязан:</text:span></text:p>
      <text:p text:style-name="P193"><text:span text:style-name="T194">1) освоить образовательную программу в соответствии с характеристиками обучения, установленными разделом 2 настоящего договора;</text:span></text:p>
      <text:p text:style-name="P195"><text:span text:style-name="T196">2) представлять по требованию Заказчика и (или) Работодателя информацию о результатах прохождения промежуточных</text:span><text:span text:style-name="T197"><text:s/>аттестаций в соответствии с учебным планом и выполнении обязанностей, предусмотренных уставом и правилами внутреннего распорядка обучающихся;</text:span></text:p>
      <text:p text:style-name="P198"><text:span text:style-name="T199">3) заключить трудовой договор на условиях, установленных<text:s/></text:span><text:a xlink:href="../Целевое%20обучение/Документы%20для%20рассылки/3х%20сторонний%20ДОГОВОР%20на%20ЦО%20(форма).docx#P389" office:target-frame-name="_top" xlink:show="replace"><text:span text:style-name="T200">разделом<text:s/></text:span></text:a><text:span text:style-name="T201"><text:s/></text:span><text:span text:style-name="T202"><text:line-break/></text:span><text:span text:style-name="T203">3 настоящего договора;</text:span></text:p>
      <text:p text:style-name="P204"><text:span text:style-name="T205">4) осуществить трудовую деятельность на условиях, установленных<text:s/></text:span><text:a xlink:href="../Целевое%20обучение/Документы%20для%20рассылки/3х%20сторонний%20ДОГОВОР%20на%20ЦО%20(форма).docx#P389" office:target-frame-name="_top" xlink:show="replace"><text:span text:style-name="T206">разделом<text:s/></text:span></text:a><text:span text:style-name="T207">3</text:span><text:span text:style-name="T208"><text:s/>настоящего договора;</text:span></text:p>
      <text:p text:style-name="P209"><text:span text:style-name="T210">5) уведомить в письменной форме Заказчика и Работодателя об изменении фамилии, имени, отчества (при наличии), паспортных данных, банковских реквизитов, адреса регистрации по месту жительства, иных сведений, имеющих значение для исполн</text:span><text:span text:style-name="T211">ения настоящего договора, в течение 10 календарных дней после соответствующих изменений.</text:span></text:p>
      <text:p text:style-name="P212"><text:span text:style-name="T213">4.4. Гражданин вправе:</text:span></text:p>
      <text:p text:style-name="P214"><text:span text:style-name="T215">1) осуществить перевод для обучения по образовательной программе в другую организацию, осуществляющую образовательную деятельность в соответстви</text:span><text:span text:style-name="T216">и с требованиями закона, или внутри организации, осуществляющей образовательную деятельность, в которой Гражданин осваивает образовательную программу, если характеристики обучения после перевода соответствуют<text:s/></text:span><text:a xlink:href="../Целевое%20обучение/Документы%20для%20рассылки/3х%20сторонний%20ДОГОВОР%20на%20ЦО%20(форма).docx#P334" office:target-frame-name="_top" xlink:show="replace"><text:span text:style-name="T217">разделу<text:s/></text:span></text:a><text:span text:style-name="T218">2 настоящего договора;</text:span></text:p>
      <text:p text:style-name="P219"><text:span text:style-name="T220">2) по согласованию с Заказчиком и Работодателем осуществить перевод для обучения по образовательной программе в другую организацию, осуществляющую образовательную деятель</text:span><text:span text:style-name="T221">ность, или внутри организации, осуществляющей образовательную деятельность, в которой Гражданин осваивает образовательную программу в соответствии с требованиями закона, с изменением характеристик обучения, указанных в<text:s/></text:span><text:a xlink:href="../Целевое%20обучение/Документы%20для%20рассылки/3х%20сторонний%20ДОГОВОР%20на%20ЦО%20(форма).docx#P334" office:target-frame-name="_top" xlink:show="replace"><text:span text:style-name="T222">разделе<text:s/></text:span></text:a><text:span text:style-name="T223">2 настоящего договора, с внесением соответствующих изменений в настоящий договор;</text:span></text:p>
      <text:p text:style-name="P224"><text:span text:style-name="T225">3)____________________________________________________________</text:span></text:p>
      <text:p text:style-name="P226"><text:span text:style-name="T227">(иные права)</text:span></text:p>
      <text:p text:style-name="P228"><text:span text:style-name="T229">4.5. Работодатель обязан:</text:span></text:p>
      <text:p text:style-name="P230"><text:span text:style-name="T231">1) предоставить Гражданину в период освоения образовательной программы следующие меры поддержки (с указанием порядка, сроков и размеров их предоставления):</text:span></text:p>
      <text:p text:style-name="ConsPlusNonformat"><text:span text:style-name="T232">__________________________________________________________________;</text:span></text:p>
      <text:p text:style-name="P233"><text:span text:style-name="T234">(меры материального<text:s/></text:span><text:span text:style-name="T235">стимулирования (стипендии и другие денежные выплаты)</text:span><text:span text:style-name="T236">, __________________________________________________________________</text:span></text:p>
      <text:p text:style-name="P237">(оплата питания и (или) проезда и иные меры,</text:p>
      <text:p text:style-name="P238"><text:span text:style-name="T239">оплата платных образовательных услуг, оказываемых за рамками образовательной программы)</text:span><text:span text:style-name="T240"><text:s text:c="2"/></text:span><text:span text:style-name="T241"><text:line-break/></text:span><text:span text:style-name="T242">__________________________________________________________________;<text:s/></text:span><text:span text:style-name="T243"><text:line-break/></text:span><text:span text:style-name="T244">(предоставление в пользование и (или) оплата жилого помещения в период обучения)</text:span></text:p>
      <text:p text:style-name="ConsPlusNonformat"><text:span text:style-name="T245">__________________________________________________________________</text:span></text:p>
      <text:p text:style-name="P246">(иные меры поддержки (выбрать нужное)</text:p>
      <text:p text:style-name="P247"><text:span text:style-name="T248">2</text:span><text:span text:style-name="T249">) осуществить трудоустройство Гражданина на условиях, установленных<text:s/></text:span><text:a xlink:href="../Целевое%20обучение/Документы%20для%20рассылки/3х%20сторонний%20ДОГОВОР%20на%20ЦО%20(форма).docx#P389" office:target-frame-name="_top" xlink:show="replace"><text:span text:style-name="T250">разделом<text:s/></text:span></text:a><text:span text:style-name="T251">3 настоящего договора;</text:span></text:p>
      <text:p text:style-name="P252"><text:span text:style-name="T253">3) обеспечить условия для трудовой деятельности Гражда</text:span><text:span text:style-name="T254">нина на условиях, установленных<text:s/></text:span><text:a xlink:href="../Целевое%20обучение/Документы%20для%20рассылки/3х%20сторонний%20ДОГОВОР%20на%20ЦО%20(форма).docx#P389" office:target-frame-name="_top" xlink:show="replace"><text:span text:style-name="T255">разделом<text:s/></text:span></text:a><text:span text:style-name="T256">3 настоящего договора, с даты трудоустройства до истечения установленного срока трудовой деятельности (с учетом п</text:span><text:span text:style-name="T257">риостановления исполнения обязательств сторон в случаях, установленных законодательством Российской Федерации;</text:span></text:p>
      <text:p text:style-name="P258"><text:span text:style-name="T259">4) представлять Заказчику информацию о результатах освоения Гражданином образовательной программы, прохождения им практики и предоставления ему м</text:span><text:span text:style-name="T260">ер поддержки в течение 15 календарных дней с даты соответствующего запроса;</text:span></text:p>
      <text:p text:style-name="P261"><text:span text:style-name="T262">5) уведомить в письменной форме Заказчика и Гражданина об изменении своих наименования, места нахождения, банковских реквизитов, а также об изменении или прекращении осуществления<text:s/></text:span><text:span text:style-name="T263">вида (видов) экономической деятельности, смене руководителя, введении процедуры банкротства, ликвидации и иных сведений, имеющих значение для исполнения настоящего договора, в течение 10 календарных дней после соответствующих изменений.</text:span></text:p>
      <text:p text:style-name="P264"><text:span text:style-name="T265">6)_________________</text:span><text:span text:style-name="T266">__________________________________________.</text:span></text:p>
      <text:p text:style-name="P267">(иные обязанности)</text:p>
      <text:h text:style-name="P268" text:outline-level="2"><text:bookmark-start text:name="Par288"/><text:bookmark-end text:name="Par288"/></text:h>
      <text:p text:style-name="P269"><text:span text:style-name="T270">4.6. Работодатель вправе:</text:span></text:p>
      <text:p text:style-name="P271"><text:span text:style-name="T272">1) согласовывать Гражданину тему выпускной квалификационной работы;</text:span></text:p>
      <text:p text:style-name="P273"><text:span text:style-name="T274">2)</text:span><text:span text:style-name="T275"><text:s/>запрашивать у Гражданина информацию о результатах прохождения им промежуточных аттестаций в соо</text:span><text:span text:style-name="T276">тветствии с учебным планом и выполнении обязанностей, предусмотренных уставом и правилами внутреннего распорядка обучающихся;</text:span></text:p>
      <text:p text:style-name="P277"><text:span text:style-name="T278">3)___________________________________________________________.</text:span></text:p>
      <text:p text:style-name="P279"><text:span text:style-name="T280">(иные права)</text:span></text:p>
      <text:h text:style-name="P281" text:outline-level="2"/>
      <text:h text:style-name="P282" text:outline-level="2"><text:span text:style-name="T283">5. Ответственность сторон</text:span></text:h>
      <text:p text:style-name="P284"/>
      <text:p text:style-name="P285"><text:span text:style-name="T286">5.1. За неисполнение или<text:s/></text:span><text:span text:style-name="T287">ненадлежащее исполнение своих обязательств <text:s/></text:span><text:span text:style-name="T288"><text:line-break/></text:span><text:span text:style-name="T289">по настоящему договору стороны несут ответственность в соответствии <text:s/></text:span><text:span text:style-name="T290"><text:line-break/></text:span><text:span text:style-name="T291">с законодательством Российской Федерации, в том числе в соответствии с<text:s/></text:span><text:a xlink:href="consultantplus://offline/ref=59A3DCF6356B34E615ABA43AC818B4EF30BA007EE974248527828AC0F8325910834A6A375907D5110663166322F81062C2B4B2ACCDm5A5G" office:target-frame-name="_top" xlink:show="replace"><text:span text:style-name="T292">частью 6 статьи 71.1</text:span></text:a><text:span text:style-name="T293"><text:s/>Федерального закона от 29 декабря 2012 года № 273-ФЗ <text:s/></text:span><text:span text:style-name="T294"><text:line-break/></text:span><text:span text:style-name="T295">«Об образовании в Российской Федерации», а также Положением о целевом обучении по образовате</text:span><text:span text:style-name="T296">льным программам среднего профессионального <text:s/></text:span><text:span text:style-name="T297"><text:line-break/></text:span><text:span text:style-name="T298">и высшего образования, утвержденным постановлением Правительства РФ <text:s/></text:span><text:span text:style-name="T299"><text:line-break/></text:span><text:span text:style-name="T300">от 13.10.2020 № 1681 «О целевом обучении по образовательным программам среднего профессионального и высшего образования».</text:span></text:p>
      <text:p text:style-name="P301">5.2. Стороны освобождаются от исполнения обязательств по настоящему договору и от ответственности за их неисполнение при наличии оснований, установленных законодательством Российской Федерацией.<text:s/></text:p>
      <text:p text:style-name="P302"/>
      <text:h text:style-name="P303" text:outline-level="2"><text:span text:style-name="T304">6. Заключительные положения</text:span></text:h>
      <text:p text:style-name="P305"/>
      <text:p text:style-name="P306"><text:span text:style-name="T307">6.1. Настоящий договор составлен в 4 экземплярах</text:span><text:span text:style-name="T308">, имеющих одинаковую силу, по одному экземпляру для каждой из сторон настоящего договора, четвертый из которых предназначен для организации, осуществляющей образовательную деятельность.</text:span></text:p>
      <text:p text:style-name="P309"><text:span text:style-name="T310">6.2. Настоящий договор вступает в силу с момента подписания и действуе</text:span><text:span text:style-name="T311">т до истечения установленного срока трудовой деятельности (с учетом приостановления исполнения обязательства Гражданина по осуществлению трудовой деятельности в случаях, установленных законодательством Российской Федерации).</text:span></text:p>
      <text:p text:style-name="P312"><text:span text:style-name="T313">6.3. В случае непоступления (не</text:span><text:span text:style-name="T314">зачисления) гражданина на целевое обучение в пределах квоты приема на целевое обучение по образовательной программе высшего образования договор считается расторгнутым.</text:span></text:p>
      <text:p text:style-name="P315"><text:span text:style-name="T316">6.4. Внесение изменений в настоящий договор оформляется дополнительными соглашениями к н</text:span><text:span text:style-name="T317">ему, являющимися неотъемлемой его частью и имеющими одинаковую юридическую силу.</text:span></text:p>
      <text:p text:style-name="P318"><text:span text:style-name="T319">6.5. Настоящий договор не может быть расторгнут по соглашению сторон.</text:span></text:p>
      <text:p text:style-name="P320"/>
      <text:h text:style-name="P321" text:outline-level="2"><text:bookmark-start text:name="Par319"/><text:bookmark-end text:name="Par319"/><text:span text:style-name="T322">7. Адреса и платежные реквизиты сторон</text:span></text:h>
      <text:h text:style-name="P323" text:outline-level="2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h text:style-name="P330" text:outline-level="2"><text:span text:style-name="T331">Гражданин</text:span></text:h>
          </table:table-cell>
          <table:table-cell table:style-name="TableCell332">
            <text:h text:style-name="P333" text:outline-level="2"/>
          </table:table-cell>
          <table:table-cell table:style-name="TableCell334">
            <text:h text:style-name="P335" text:outline-level="2"><text:span text:style-name="T336">Заказчик</text:span></text:h>
            <text:h text:style-name="P337" text:outline-level="2"><text:span text:style-name="T338">Министерство промышленности <text:s/></text:span><text:span text:style-name="T339"><text:line-break/></text:span><text:span text:style-name="T340">и науки Свердл</text:span><text:span text:style-name="T341">овской области</text:span></text:h>
          </table:table-cell>
        </table:table-row>
        <table:table-row table:style-name="TableRow342">
          <table:table-cell table:style-name="TableCell343">
            <text:h text:style-name="P344" text:outline-level="2">______________________________________________</text:h>
            <text:p text:style-name="P345"><text:span text:style-name="T346">(фамилия, имя, отчество (при наличии)</text:span></text:p>
            <text:p text:style-name="P347"><text:span text:style-name="T348">______________________________________________</text:span></text:p>
            <text:p text:style-name="P349"><text:span text:style-name="T350">(дата и место рождения)</text:span></text:p>
            <text:p text:style-name="P351"><text:span text:style-name="T352">______________________________________________</text:span></text:p>
            <text:p text:style-name="P353"><text:span text:style-name="T354">(серия и номер паспорта, когда и кем<text:s/></text:span><text:span text:style-name="T355">выдан)</text:span></text:p>
            <text:p text:style-name="P356"><text:span text:style-name="T357">______________________________________________</text:span></text:p>
            <text:p text:style-name="P358">(адрес регистрации)</text:p>
            <text:p text:style-name="P359"><text:span text:style-name="T360">______________________________________________</text:span></text:p>
            <text:p text:style-name="P361"><text:span text:style-name="T362">(адрес фактического проживания (если отличается)</text:span></text:p>
            <text:p text:style-name="P363"><text:span text:style-name="T364">______________________________________________</text:span></text:p>
            <text:p text:style-name="P365"><text:span text:style-name="T366">(банковские реквизиты (при их наличии)</text:span></text:p>
            <text:p text:style-name="P367"><text:span text:style-name="T368">______________________________________________</text:span></text:p>
            <text:p text:style-name="P369"><text:span text:style-name="T370">(сотовый телефон и адрес электронной почты)</text:span>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Юридический адрес:</text:p>
            <text:p text:style-name="P375">620031, Свердловская обл.,</text:p>
            <text:p text:style-name="P376">г. Екатеринбург, пл. Октябрьская, д. 1,</text:p>
            <text:p text:style-name="P377"/>
            <text:p text:style-name="P378"><text:span text:style-name="T379">Почтовый адрес:</text:span><text:span text:style-name="T380"><text:s/></text:span></text:p>
            <text:p text:style-name="P381">620031, Свердловская обл.,<text:s/></text:p>
            <text:p text:style-name="P382">г. Екатеринбург, пл.<text:s/>Октябрьская, д. 1,</text:p>
            <text:p text:style-name="P383"/>
            <text:p text:style-name="P384">Реквизиты:</text:p>
            <text:p text:style-name="P385">ОГРН 1046603980499</text:p>
            <text:p text:style-name="P386">ИНН 6671143248, КПП 665801001</text:p>
            <text:p text:style-name="P387">Министерство финансов Свердловской области (Министерство промышленности и науки Свердловской области, л/сч 03018261150)<text:s/></text:p>
            <text:p text:style-name="P388">р/с 03221643650000006200</text:p>
            <text:p text:style-name="P389">в Уральском ГУ Банка России//</text:p>
            <text:p text:style-name="P390">УФК по Свердловской области г.Екатеринбург</text:p>
            <text:p text:style-name="P391">БИК 016577551</text:p>
            <text:p text:style-name="P392">ЕКС 40102810645370000054</text:p>
            <text:p text:style-name="P393">Тел: (343) 312-00-11<text:s/></text:p>
            <text:p text:style-name="P394"><text:span text:style-name="T395">E</text:span><text:span text:style-name="T396">-</text:span><text:span text:style-name="T397">mail</text:span><text:span text:style-name="T398">:</text:span><text:span text:style-name="T399">minprom</text:span><text:span text:style-name="T400">@</text:span><text:span text:style-name="T401">egov</text:span><text:span text:style-name="T402">66.</text:span><text:span text:style-name="T403">ru</text:span></text:p>
            <text:p text:style-name="P404"/>
            <text:p text:style-name="P405"/>
          </table:table-cell>
        </table:table-row>
        <table:table-row table:style-name="TableRow406">
          <table:table-cell table:style-name="TableCell407">
            <text:h text:style-name="P408" text:outline-level="2">______________/ __________________</text:h>
          </table:table-cell>
          <table:table-cell table:style-name="TableCell409">
            <text:p text:style-name="P410"/>
          </table:table-cell>
          <table:table-cell table:style-name="TableCell411">
            <text:p text:style-name="P412">_______________ /______________</text:p>
            <text:p text:style-name="P413">М.П.</text:p>
          </table:table-cell>
        </table:table-row>
      </table:table>
      <text:p text:style-name="P414"/>
      <table:table table:style-name="Table415">
        <table:table-columns>
          <table:table-column table:style-name="TableColumn416"/>
        </table:table-columns>
        <table:table-row table:style-name="TableRow417">
          <table:table-cell table:style-name="TableCell418">
            <text:h text:style-name="P419" text:outline-level="2"/>
            <text:h text:style-name="P420" text:outline-level="2"><text:span text:style-name="T421">Работодатель</text:span></text:h>
          </table:table-cell>
        </table:table-row>
        <table:table-row table:style-name="TableRow422">
          <table:table-cell table:style-name="TableCell423">
            <text:h text:style-name="P424" text:outline-level="2">_________________________________</text:h>
            <text:p text:style-name="P425"><text:span text:style-name="T426">(полное наименование организации)</text:span></text:p>
            <text:p text:style-name="P427"><text:span text:style-name="T428">_________________________________</text:span></text:p>
            <text:p text:style-name="P429"><text:span text:style-name="T430">(местонахождение)</text:span></text:p>
            <text:p text:style-name="P431"><text:span text:style-name="T432">_________________________________</text:span></text:p>
            <text:p text:style-name="P433"><text:span text:style-name="T434">(банковские реквизиты)</text:span></text:p>
            <text:p text:style-name="P435"/>
            <text:p text:style-name="P436"><text:span text:style-name="T437">_________________________________</text:span></text:p>
            <text:p text:style-name="P438"><text:span text:style-name="T439">(иные реквизиты)</text:span></text:p>
            <text:p text:style-name="P440"/>
          </table:table-cell>
        </table:table-row>
        <table:table-row table:style-name="TableRow441">
          <table:table-cell table:style-name="TableCell442">
            <text:h text:style-name="P443" text:outline-level="2">______________ / __________________</text:h>
          </table:table-cell>
        </table:table-row>
      </table:table>
      <text:p text:style-name="P444">М.П.</text:p>
      <text:p text:style-name="P445"/>
      <text:p text:style-name="P446"><text:span text:style-name="T447">ФОРМА</text:span></text:p>
      <text:p text:style-name="P448"><text:span text:style-name="T449">Приложение</text:span><text:span text:style-name="T450"><text:s/>к Договору <text:s/></text:span><text:span text:style-name="T451"><text:line-break/></text:span><text:span text:style-name="T452">о целевом обучении <text:s/></text:span><text:span text:style-name="T453"><text:line-break/></text:span><text:span text:style-name="T454">по образовательной программе высшего образования</text:span></text:p>
      <text:p text:style-name="P455"/>
      <text:p text:style-name="P456"><text:span text:style-name="T457">В Министерство промышленности и науки Свердловской области Свердловской области</text:span></text:p>
      <text:p text:style-name="P458"/>
      <text:p text:style-name="P459"><text:span text:style-name="T460">от______________________________________________________________________________________</text:span></text:p>
      <text:p text:style-name="P461"><text:span text:style-name="T462">(</text:span><text:span text:style-name="T463">Ф.И.О. родителей/законных представителей Ф.И.О., год рождения несовершеннолетнего обучающегося)</text:span></text:p>
      <text:p text:style-name="P464"><text:span text:style-name="T465">____________________________________________</text:span></text:p>
      <text:p text:style-name="P466"><text:span text:style-name="T467">адрес регистрации: ____________________________________________</text:span></text:p>
      <text:p text:style-name="P468"><text:span text:style-name="T469">____________________________________________,</text:span></text:p>
      <text:p text:style-name="P470"><text:span text:style-name="T471">телеф</text:span><text:span text:style-name="T472">он: ____________________________________,</text:span></text:p>
      <text:p text:style-name="P473"><text:span text:style-name="T474">адрес электронной почты: _____________________</text:span></text:p>
      <text:p text:style-name="P475"/>
      <text:p text:style-name="P476"/>
      <text:p text:style-name="P477"><text:span text:style-name="T478">Заявление</text:span></text:p>
      <text:p text:style-name="P479"><text:span text:style-name="T480">о согласии на заключение гражданином договора о целевом обучении</text:span></text:p>
      <text:p text:style-name="P481"/>
      <text:p text:style-name="ConsPlusNonformat"><text:span text:style-name="T482">Я, ______________________________________________________________________________________</text:span><text:span text:style-name="T483">_______________________________________________________________________________________________________________________________________________________________________________________________________________,</text:span></text:p>
      <text:p text:style-name="P484"><text:span text:style-name="T485">(Ф.И.О. родителя/законного представителя, паспо</text:span><text:span text:style-name="T486">рт серия, номер, кем и когда выдан)</text:span></text:p>
      <text:p text:style-name="P487"/>
      <text:p text:style-name="ConsPlusNonformat"><text:span text:style-name="T488">являюсь (отцом/матерью/законным представителем) несовершеннолетнего_________________________ _______________________________________________________________________, что подтверждается</text:span></text:p>
      <text:p text:style-name="P489"><text:span text:style-name="T490">(Ф.И.О., год рождения несовершенно</text:span><text:span text:style-name="T491">летнего)</text:span></text:p>
      <text:p text:style-name="P492"><text:span text:style-name="T493">____________________________________________________________________________________.</text:span></text:p>
      <text:p text:style-name="P494"><text:span text:style-name="T495">(наименование и реквизиты документа)</text:span></text:p>
      <text:p text:style-name="P496"/>
      <text:p text:style-name="P497"><text:span text:style-name="T498">Руководствуясь<text:s/></text:span><text:a xlink:href="../Правилами%20заключения%20и%20расторжения%20договора%20о%20целевом%20приеме%20и%20договора%20о%20целевом%20обучении%22)%7bКонсул" office:target-frame-name="_top" xlink:show="replace"><text:span text:style-name="T499">п.5</text:span></text:a><text:span text:style-name="T500"><text:s/>Положения о целевом обучении по образовательным программам среднего профессионального и высшего образования, утвержденного постановление</text:span><text:span text:style-name="T501">м Правительства Российской Федерации от 13.10.2020 № 1681, я заявляю о согласии на заключение __________________________________________________________________________________________________</text:span></text:p>
      <text:p text:style-name="P502"><text:span text:style-name="T503">(Ф.И.О., год рождения несовершеннолетнего)</text:span></text:p>
      <text:p text:style-name="P504"/>
      <text:p text:style-name="ConsPlusNonformat"><text:span text:style-name="T505">в соответствии со<text:s/></text:span><text:a xlink:href="consultantplus://offline/ref=7147537B7FAA09FA695E2EB5DBC41CA99DD1B147192B1E4B194BB3A18AAEAFA4FE6FE57E1A8181CBC4A3J" office:target-frame-name="_top" xlink:show="replace"><text:span text:style-name="T506">ст. 56</text:span></text:a><text:span text:style-name="T507"><text:s/>Федерального закона от 29 декабря 2012 года № 273-ФЗ <text:s/></text:span><text:span text:style-name="T508"><text:line-break/></text:span><text:span text:style-name="T509">«Об образовании в Российской Федерации» договора о целевом обуч</text:span><text:span text:style-name="T510">ении на подготовку по программе высшего образования _____________________________________________________________________________________________</text:span></text:p>
      <text:p text:style-name="P511"><text:span text:style-name="T512">(код специальности и наименование направления подготовки)</text:span></text:p>
      <text:p text:style-name="ConsPlusNonformat"><text:span text:style-name="T513">с Министерством промышленности и науки Свердловской<text:s/></text:span><text:span text:style-name="T514">области (Заказчик) <text:s/></text:span><text:span text:style-name="T515"><text:line-break/></text:span></text:p>
      <text:p text:style-name="ConsPlusNonformat"><text:span text:style-name="T516">и _____________________________________________________________________________________________</text:span></text:p>
      <text:p text:style-name="P517"><text:span text:style-name="T518">(наименование организации, в которую будет трудоустроен Гражданин)</text:span></text:p>
      <text:p text:style-name="ConsPlusNonformat"><text:span text:style-name="T519">(Работодатель).</text:span></text:p>
      <text:p text:style-name="P520"/>
      <text:p text:style-name="P521"/>
      <text:p text:style-name="ConsPlusNonformat"><text:span text:style-name="T522">Дата</text:span></text:p>
      <text:p text:style-name="P523"/>
      <text:p text:style-name="P524"/>
      <text:p text:style-name="ConsPlusNonformat"><text:span text:style-name="T525">___________________/__________________________</text:span><text:span text:style-name="T526">_______________</text:span></text:p>
      <text:p text:style-name="P527"><text:span text:style-name="T528"><text:s text:c="4"/>(подпись)</text:span><text:span text:style-name="T529"><text:tab/>(расшифровка подписи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ConsPlusNonformat" style:display-name="ConsPlusNonformat" style:family="paragraph">
      <style:text-properties style:font-name="Courier New" style:font-name-asian="F" style:font-name-complex="Courier New" fo:font-size="10pt" style:font-size-asian="10pt" style:font-size-complex="10pt" style:language-asian="ru" style:country-asian="RU" fo:hyphenate="false"/>
    </style:style>
    <style:style style:name="ConsPlusCell" style:display-name="ConsPlusCell" style:family="paragraph">
      <style:text-properties style:font-name-asian="F" style:font-name-complex="Calibri" style:language-asian="ru" style:country-asian="RU" fo:hyphenate="false"/>
    </style:style>
    <style:style style:name="ConsPlusNormal" style:display-name="ConsPlusNormal" style:family="paragraph">
      <style:text-properties style:font-name-asian="Times New Roman" style:font-name-complex="Calibri" style:font-size-complex="10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ТекстсноскиЗнак" style:display-name="Текст сноски Знак" style:family="text" style:parent-style-name="Основнойшрифтабзаца">
      <style:text-properties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Основнойшрифтабзаца">
      <style:text-properties style:text-position="super 63.6%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1979in" text:min-label-width="0.25in" text:list-level-position-and-space-mode="label-alignment">
          <style:list-level-label-alignment text:label-followed-by="listtab" fo:margin-left="0.4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9in" text:min-label-width="0.25in" text:list-level-position-and-space-mode="label-alignment">
          <style:list-level-label-alignment text:label-followed-by="listtab" fo:margin-left="0.9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9in" text:min-label-width="0.125in" text:list-level-position-and-space-mode="label-alignment">
          <style:list-level-label-alignment text:label-followed-by="listtab" fo:margin-left="1.4479in" fo:text-indent="-0.125in"/>
        </style:list-level-properties>
      </text:list-level-style-number>
      <text:list-level-style-number text:level="4" style:num-suffix="." style:num-format="1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9in" text:min-label-width="0.125in" text:list-level-position-and-space-mode="label-alignment">
          <style:list-level-label-alignment text:label-followed-by="listtab" fo:margin-left="2.9479in" fo:text-indent="-0.125in"/>
        </style:list-level-properties>
      </text:list-level-style-number>
      <text:list-level-style-number text:level="7" style:num-suffix="." style:num-format="1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9in" text:min-label-width="0.125in" text:list-level-position-and-space-mode="label-alignment">
          <style:list-level-label-alignment text:label-followed-by="listtab" fo:margin-left="4.4479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 text:start-value="2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9in" text:min-label-width="0.25in" text:list-level-position-and-space-mode="label-alignment">
          <style:list-level-label-alignment text:label-followed-by="listtab" fo:margin-left="0.9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9in" text:min-label-width="0.125in" text:list-level-position-and-space-mode="label-alignment">
          <style:list-level-label-alignment text:label-followed-by="listtab" fo:margin-left="1.4479in" fo:text-indent="-0.125in"/>
        </style:list-level-properties>
      </text:list-level-style-number>
      <text:list-level-style-number text:level="4" style:num-suffix="." style:num-format="1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9in" text:min-label-width="0.125in" text:list-level-position-and-space-mode="label-alignment">
          <style:list-level-label-alignment text:label-followed-by="listtab" fo:margin-left="2.9479in" fo:text-indent="-0.125in"/>
        </style:list-level-properties>
      </text:list-level-style-number>
      <text:list-level-style-number text:level="7" style:num-suffix="." style:num-format="1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9in" text:min-label-width="0.125in" text:list-level-position-and-space-mode="label-alignment">
          <style:list-level-label-alignment text:label-followed-by="listtab" fo:margin-left="4.447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Кадочникова Екатерина Николаевна</meta:initial-creator>
    <dc:creator>Кадочникова Екатерина Николаевна</dc:creator>
    <meta:creation-date>2020-05-21T09:06:00Z</meta:creation-date>
    <dc:date>2023-03-30T07:59:00Z</dc:date>
    <meta:print-date>2020-06-08T09:33:00Z</meta:print-date>
    <meta:template xlink:href="Normal" xlink:type="simple"/>
    <meta:editing-cycles>23</meta:editing-cycles>
    <meta:editing-duration>PT25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0" meta:word-count="3024" meta:character-count="20227" meta:row-count="143" meta:non-whitespace-character-count="17243"/>
  </office:meta>
</office:document-meta>
</file>